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8.57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22.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1"/>
    <style:style style:name="ce17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18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22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1" style:family="table-cell" style:parent-style-name="Pivot_20_Table_20_Value">
      <style:table-cell-properties fo:border-bottom="none" fo:border-left="0.99pt solid #000000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5" style:family="table-cell" style:parent-style-name="Pivot_20_Table_20_Value" style:data-style-name="N0"/>
    <style:style style:name="ce3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3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40" style:family="table-cell" style:parent-style-name="Pivot_20_Table_20_Value">
      <style:table-cell-properties fo:border-bottom="none" fo:border-left="none" fo:border-right="0.99pt solid #000000" fo:border-top="none"/>
    </style:style>
    <style:style style:name="ce41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1040checkCovera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rp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TypesNotC</text:p>
          </table:table-cell>
          <table:table-cell office:value-type="string" calcext:value-type="string">
            <text:p>TokenNotC</text:p>
          </table:table-cell>
          <table:table-cell table:style-name="Default" office:value-type="string" calcext:value-type="string">
            <text:p>TypesPC</text:p>
          </table:table-cell>
          <table:table-cell table:style-name="Default" office:value-type="string" calcext:value-type="string">
            <text:p>TokPC</text:p>
          </table:table-cell>
          <table:table-cell office:value-type="string" calcext:value-type="string">
            <text:p>CorpLen</text:p>
          </table:table-cell>
          <table:table-cell office:value-type="string" calcext:value-type="string">
            <text:p>NofTypes</text:p>
          </table:table-cell>
          <table:table-cell office:value-type="string" calcext:value-type="string">
            <text:p>TTR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2473818" calcext:value-type="float">
            <text:p>2473818</text:p>
          </table:table-cell>
          <table:table-cell office:value-type="float" office:value="20456138" calcext:value-type="float">
            <text:p>20456138</text:p>
          </table:table-cell>
          <table:table-cell office:value-type="percentage" office:value="0.58046" calcext:value-type="percentage">
            <text:p>58.05%</text:p>
          </table:table-cell>
          <table:table-cell office:value-type="percentage" office:value="0.01918" calcext:value-type="percentage">
            <text:p>1.92%</text:p>
          </table:table-cell>
          <table:table-cell office:value-type="float" office:value="1066805240" calcext:value-type="float">
            <text:p>1066805240</text:p>
          </table:table-cell>
          <table:table-cell office:value-type="float" office:value="4261825" calcext:value-type="float">
            <text:p>4261825</text:p>
          </table:table-cell>
          <table:table-cell office:value-type="float" office:value="0.00399" calcext:value-type="float">
            <text:p>0.003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1045573" calcext:value-type="float">
            <text:p>1045573</text:p>
          </table:table-cell>
          <table:table-cell office:value-type="float" office:value="18916358" calcext:value-type="float">
            <text:p>18916358</text:p>
          </table:table-cell>
          <table:table-cell office:value-type="percentage" office:value="0.4472" calcext:value-type="percentage">
            <text:p>44.72%</text:p>
          </table:table-cell>
          <table:table-cell office:value-type="percentage" office:value="0.01776" calcext:value-type="percentage">
            <text:p>1.78%</text:p>
          </table:table-cell>
          <table:table-cell office:value-type="float" office:value="1064881440" calcext:value-type="float">
            <text:p>1064881440</text:p>
          </table:table-cell>
          <table:table-cell office:value-type="float" office:value="2338025" calcext:value-type="float">
            <text:p>2338025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float" office:value="677418" calcext:value-type="float">
            <text:p>677418</text:p>
          </table:table-cell>
          <table:table-cell office:value-type="float" office:value="18114422" calcext:value-type="float">
            <text:p>18114422</text:p>
          </table:table-cell>
          <table:table-cell office:value-type="percentage" office:value="0.38632" calcext:value-type="percentage">
            <text:p>38.63%</text:p>
          </table:table-cell>
          <table:table-cell office:value-type="percentage" office:value="0.01703" calcext:value-type="percentage">
            <text:p>1.70%</text:p>
          </table:table-cell>
          <table:table-cell office:value-type="float" office:value="1063712404" calcext:value-type="float">
            <text:p>1063712404</text:p>
          </table:table-cell>
          <table:table-cell office:value-type="float" office:value="1753507" calcext:value-type="float">
            <text:p>1753507</text:p>
          </table:table-cell>
          <table:table-cell office:value-type="float" office:value="0.00165" calcext:value-type="float">
            <text:p>0.0016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float" office:value="511886" calcext:value-type="float">
            <text:p>511886</text:p>
          </table:table-cell>
          <table:table-cell office:value-type="float" office:value="17572301" calcext:value-type="float">
            <text:p>17572301</text:p>
          </table:table-cell>
          <table:table-cell office:value-type="percentage" office:value="0.34989" calcext:value-type="percentage">
            <text:p>34.99%</text:p>
          </table:table-cell>
          <table:table-cell office:value-type="percentage" office:value="0.01653" calcext:value-type="percentage">
            <text:p>1.65%</text:p>
          </table:table-cell>
          <table:table-cell office:value-type="float" office:value="1062840871" calcext:value-type="float">
            <text:p>1062840871</text:p>
          </table:table-cell>
          <table:table-cell office:value-type="float" office:value="1462996" calcext:value-type="float">
            <text:p>1462996</text:p>
          </table:table-cell>
          <table:table-cell office:value-type="float" office:value="0.00138" calcext:value-type="float">
            <text:p>0.001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float" office:value="413334" calcext:value-type="float">
            <text:p>413334</text:p>
          </table:table-cell>
          <table:table-cell office:value-type="float" office:value="17143613" calcext:value-type="float">
            <text:p>17143613</text:p>
          </table:table-cell>
          <table:table-cell office:value-type="percentage" office:value="0.3236" calcext:value-type="percentage">
            <text:p>32.36%</text:p>
          </table:table-cell>
          <table:table-cell office:value-type="percentage" office:value="0.01614" calcext:value-type="percentage">
            <text:p>1.61%</text:p>
          </table:table-cell>
          <table:table-cell office:value-type="float" office:value="1062098155" calcext:value-type="float">
            <text:p>1062098155</text:p>
          </table:table-cell>
          <table:table-cell office:value-type="float" office:value="1277317" calcext:value-type="float">
            <text:p>1277317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float" office:value="350748" calcext:value-type="float">
            <text:p>350748</text:p>
          </table:table-cell>
          <table:table-cell office:value-type="float" office:value="16803933" calcext:value-type="float">
            <text:p>16803933</text:p>
          </table:table-cell>
          <table:table-cell office:value-type="percentage" office:value="0.30497" calcext:value-type="percentage">
            <text:p>30.50%</text:p>
          </table:table-cell>
          <table:table-cell office:value-type="percentage" office:value="0.01583" calcext:value-type="percentage">
            <text:p>1.58%</text:p>
          </table:table-cell>
          <table:table-cell office:value-type="float" office:value="1061462100" calcext:value-type="float">
            <text:p>1061462100</text:p>
          </table:table-cell>
          <table:table-cell office:value-type="float" office:value="1150106" calcext:value-type="float">
            <text:p>1150106</text:p>
          </table:table-cell>
          <table:table-cell office:value-type="float" office:value="0.00108" calcext:value-type="float">
            <text:p>0.0010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03968" calcext:value-type="float">
            <text:p>303968</text:p>
          </table:table-cell>
          <table:table-cell office:value-type="float" office:value="16497729" calcext:value-type="float">
            <text:p>16497729</text:p>
          </table:table-cell>
          <table:table-cell office:value-type="percentage" office:value="0.28904" calcext:value-type="percentage">
            <text:p>28.90%</text:p>
          </table:table-cell>
          <table:table-cell office:value-type="percentage" office:value="0.01555" calcext:value-type="percentage">
            <text:p>1.56%</text:p>
          </table:table-cell>
          <table:table-cell office:value-type="float" office:value="1060871382" calcext:value-type="float">
            <text:p>1060871382</text:p>
          </table:table-cell>
          <table:table-cell office:value-type="float" office:value="1051653" calcext:value-type="float">
            <text:p>1051653</text:p>
          </table:table-cell>
          <table:table-cell office:value-type="float" office:value="0.00099" calcext:value-type="float">
            <text:p>0.000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" calcext:value-type="float">
            <text:p>7</text:p>
          </table:table-cell>
          <table:table-cell office:value-type="float" office:value="268879" calcext:value-type="float">
            <text:p>268879</text:p>
          </table:table-cell>
          <table:table-cell office:value-type="float" office:value="16233031" calcext:value-type="float">
            <text:p>16233031</text:p>
          </table:table-cell>
          <table:table-cell office:value-type="percentage" office:value="0.27558" calcext:value-type="percentage">
            <text:p>27.56%</text:p>
          </table:table-cell>
          <table:table-cell office:value-type="percentage" office:value="0.01531" calcext:value-type="percentage">
            <text:p>1.53%</text:p>
          </table:table-cell>
          <table:table-cell office:value-type="float" office:value="1060339697" calcext:value-type="float">
            <text:p>1060339697</text:p>
          </table:table-cell>
          <table:table-cell office:value-type="float" office:value="975698" calcext:value-type="float">
            <text:p>975698</text:p>
          </table:table-cell>
          <table:table-cell office:value-type="float" office:value="0.00092" calcext:value-type="float">
            <text:p>0.0009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office:value-type="float" office:value="240549" calcext:value-type="float">
            <text:p>240549</text:p>
          </table:table-cell>
          <table:table-cell office:value-type="float" office:value="15988895" calcext:value-type="float">
            <text:p>15988895</text:p>
          </table:table-cell>
          <table:table-cell office:value-type="percentage" office:value="0.26357" calcext:value-type="percentage">
            <text:p>26.36%</text:p>
          </table:table-cell>
          <table:table-cell office:value-type="percentage" office:value="0.01509" calcext:value-type="percentage">
            <text:p>1.51%</text:p>
          </table:table-cell>
          <table:table-cell office:value-type="float" office:value="1059835369" calcext:value-type="float">
            <text:p>1059835369</text:p>
          </table:table-cell>
          <table:table-cell office:value-type="float" office:value="912657" calcext:value-type="float">
            <text:p>912657</text:p>
          </table:table-cell>
          <table:table-cell office:value-type="float" office:value="0.00086" calcext:value-type="float">
            <text:p>0.0008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" calcext:value-type="float">
            <text:p>9</text:p>
          </table:table-cell>
          <table:table-cell office:value-type="float" office:value="217869" calcext:value-type="float">
            <text:p>217869</text:p>
          </table:table-cell>
          <table:table-cell office:value-type="float" office:value="15768368" calcext:value-type="float">
            <text:p>15768368</text:p>
          </table:table-cell>
          <table:table-cell office:value-type="percentage" office:value="0.25324" calcext:value-type="percentage">
            <text:p>25.32%</text:p>
          </table:table-cell>
          <table:table-cell office:value-type="percentage" office:value="0.01488" calcext:value-type="percentage">
            <text:p>1.49%</text:p>
          </table:table-cell>
          <table:table-cell office:value-type="float" office:value="1059364507" calcext:value-type="float">
            <text:p>1059364507</text:p>
          </table:table-cell>
          <table:table-cell office:value-type="float" office:value="860339" calcext:value-type="float">
            <text:p>860339</text:p>
          </table:table-cell>
          <table:table-cell office:value-type="float" office:value="0.00081" calcext:value-type="float">
            <text:p>0.0008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float" office:value="199026" calcext:value-type="float">
            <text:p>199026</text:p>
          </table:table-cell>
          <table:table-cell office:value-type="float" office:value="15565238" calcext:value-type="float">
            <text:p>15565238</text:p>
          </table:table-cell>
          <table:table-cell office:value-type="percentage" office:value="0.24396" calcext:value-type="percentage">
            <text:p>24.40%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1058919407" calcext:value-type="float">
            <text:p>1058919407</text:p>
          </table:table-cell>
          <table:table-cell office:value-type="float" office:value="815829" calcext:value-type="float">
            <text:p>815829</text:p>
          </table:table-cell>
          <table:table-cell office:value-type="float" office:value="0.00077" calcext:value-type="float">
            <text:p>0.00077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107855" calcext:value-type="float">
            <text:p>107855</text:p>
          </table:table-cell>
          <table:table-cell office:value-type="float" office:value="14147472" calcext:value-type="float">
            <text:p>14147472</text:p>
          </table:table-cell>
          <table:table-cell office:value-type="percentage" office:value="0.1879" calcext:value-type="percentage">
            <text:p>18.79%</text:p>
          </table:table-cell>
          <table:table-cell office:value-type="percentage" office:value="0.01341" calcext:value-type="percentage">
            <text:p>1.34%</text:p>
          </table:table-cell>
          <table:table-cell office:value-type="float" office:value="1055370523" calcext:value-type="float">
            <text:p>1055370523</text:p>
          </table:table-cell>
          <table:table-cell office:value-type="float" office:value="574008" calcext:value-type="float">
            <text:p>574008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0" calcext:value-type="float">
            <text:p>30</text:p>
          </table:table-cell>
          <table:table-cell office:value-type="float" office:value="72717" calcext:value-type="float">
            <text:p>72717</text:p>
          </table:table-cell>
          <table:table-cell office:value-type="float" office:value="13212470" calcext:value-type="float">
            <text:p>13212470</text:p>
          </table:table-cell>
          <table:table-cell office:value-type="percentage" office:value="0.15668" calcext:value-type="percentage">
            <text:p>15.67%</text:p>
          </table:table-cell>
          <table:table-cell office:value-type="percentage" office:value="0.01255" calcext:value-type="percentage">
            <text:p>1.26%</text:p>
          </table:table-cell>
          <table:table-cell office:value-type="float" office:value="1052620202" calcext:value-type="float">
            <text:p>1052620202</text:p>
          </table:table-cell>
          <table:table-cell office:value-type="float" office:value="464102" calcext:value-type="float">
            <text:p>464102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40" calcext:value-type="float">
            <text:p>40</text:p>
          </table:table-cell>
          <table:table-cell office:value-type="float" office:value="54434" calcext:value-type="float">
            <text:p>54434</text:p>
          </table:table-cell>
          <table:table-cell office:value-type="float" office:value="12535846" calcext:value-type="float">
            <text:p>12535846</text:p>
          </table:table-cell>
          <table:table-cell office:value-type="percentage" office:value="0.13669" calcext:value-type="percentage">
            <text:p>13.67%</text:p>
          </table:table-cell>
          <table:table-cell office:value-type="percentage" office:value="0.01194" calcext:value-type="percentage">
            <text:p>1.19%</text:p>
          </table:table-cell>
          <table:table-cell office:value-type="float" office:value="1050305738" calcext:value-type="float">
            <text:p>1050305738</text:p>
          </table:table-cell>
          <table:table-cell office:value-type="float" office:value="398240" calcext:value-type="float">
            <text:p>398240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0" calcext:value-type="float">
            <text:p>50</text:p>
          </table:table-cell>
          <table:table-cell office:value-type="float" office:value="43288" calcext:value-type="float">
            <text:p>43288</text:p>
          </table:table-cell>
          <table:table-cell office:value-type="float" office:value="12003581" calcext:value-type="float">
            <text:p>12003581</text:p>
          </table:table-cell>
          <table:table-cell office:value-type="percentage" office:value="0.12256" calcext:value-type="percentage">
            <text:p>12.26%</text:p>
          </table:table-cell>
          <table:table-cell office:value-type="percentage" office:value="0.01145" calcext:value-type="percentage">
            <text:p>1.15%</text:p>
          </table:table-cell>
          <table:table-cell office:value-type="float" office:value="1048268817" calcext:value-type="float">
            <text:p>1048268817</text:p>
          </table:table-cell>
          <table:table-cell office:value-type="float" office:value="353199" calcext:value-type="float">
            <text:p>353199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60" calcext:value-type="float">
            <text:p>60</text:p>
          </table:table-cell>
          <table:table-cell office:value-type="float" office:value="35061" calcext:value-type="float">
            <text:p>35061</text:p>
          </table:table-cell>
          <table:table-cell office:value-type="float" office:value="11525132" calcext:value-type="float">
            <text:p>11525132</text:p>
          </table:table-cell>
          <table:table-cell office:value-type="percentage" office:value="0.10978" calcext:value-type="percentage">
            <text:p>10.98%</text:p>
          </table:table-cell>
          <table:table-cell office:value-type="percentage" office:value="0.01101" calcext:value-type="percentage">
            <text:p>1.10%</text:p>
          </table:table-cell>
          <table:table-cell office:value-type="float" office:value="1046400424" calcext:value-type="float">
            <text:p>1046400424</text:p>
          </table:table-cell>
          <table:table-cell office:value-type="float" office:value="319380" calcext:value-type="float">
            <text:p>319380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70" calcext:value-type="float">
            <text:p>70</text:p>
          </table:table-cell>
          <table:table-cell office:value-type="float" office:value="28942" calcext:value-type="float">
            <text:p>28942</text:p>
          </table:table-cell>
          <table:table-cell office:value-type="float" office:value="11107973" calcext:value-type="float">
            <text:p>11107973</text:p>
          </table:table-cell>
          <table:table-cell office:value-type="percentage" office:value="0.09873" calcext:value-type="percentage">
            <text:p>9.87%</text:p>
          </table:table-cell>
          <table:table-cell office:value-type="percentage" office:value="0.01063" calcext:value-type="percentage">
            <text:p>1.06%</text:p>
          </table:table-cell>
          <table:table-cell office:value-type="float" office:value="1044688486" calcext:value-type="float">
            <text:p>1044688486</text:p>
          </table:table-cell>
          <table:table-cell office:value-type="float" office:value="293141" calcext:value-type="float">
            <text:p>293141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0" calcext:value-type="float">
            <text:p>80</text:p>
          </table:table-cell>
          <table:table-cell office:value-type="float" office:value="24825" calcext:value-type="float">
            <text:p>24825</text:p>
          </table:table-cell>
          <table:table-cell office:value-type="float" office:value="10783125" calcext:value-type="float">
            <text:p>10783125</text:p>
          </table:table-cell>
          <table:table-cell office:value-type="percentage" office:value="0.09114" calcext:value-type="percentage">
            <text:p>9.11%</text:p>
          </table:table-cell>
          <table:table-cell office:value-type="percentage" office:value="0.01034" calcext:value-type="percentage">
            <text:p>1.03%</text:p>
          </table:table-cell>
          <table:table-cell office:value-type="float" office:value="1043125854" calcext:value-type="float">
            <text:p>1043125854</text:p>
          </table:table-cell>
          <table:table-cell office:value-type="float" office:value="272397" calcext:value-type="float">
            <text:p>272397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90" calcext:value-type="float">
            <text:p>90</text:p>
          </table:table-cell>
          <table:table-cell office:value-type="float" office:value="21624" calcext:value-type="float">
            <text:p>21624</text:p>
          </table:table-cell>
          <table:table-cell office:value-type="float" office:value="10495286" calcext:value-type="float">
            <text:p>10495286</text:p>
          </table:table-cell>
          <table:table-cell office:value-type="percentage" office:value="0.08468" calcext:value-type="percentage">
            <text:p>8.47%</text:p>
          </table:table-cell>
          <table:table-cell office:value-type="percentage" office:value="0.01008" calcext:value-type="percentage">
            <text:p>1.01%</text:p>
          </table:table-cell>
          <table:table-cell office:value-type="float" office:value="1041671841" calcext:value-type="float">
            <text:p>1041671841</text:p>
          </table:table-cell>
          <table:table-cell office:value-type="float" office:value="255361" calcext:value-type="float">
            <text:p>255361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18994" calcext:value-type="float">
            <text:p>18994</text:p>
          </table:table-cell>
          <table:table-cell office:value-type="float" office:value="10229549" calcext:value-type="float">
            <text:p>10229549</text:p>
          </table:table-cell>
          <table:table-cell office:value-type="percentage" office:value="0.07901" calcext:value-type="percentage">
            <text:p>7.90%</text:p>
          </table:table-cell>
          <table:table-cell office:value-type="percentage" office:value="0.00983" calcext:value-type="percentage">
            <text:p>0.98%</text:p>
          </table:table-cell>
          <table:table-cell office:value-type="float" office:value="1040244234" calcext:value-type="float">
            <text:p>1040244234</text:p>
          </table:table-cell>
          <table:table-cell office:value-type="float" office:value="240394" calcext:value-type="float">
            <text:p>240394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10" calcext:value-type="float">
            <text:p>110</text:p>
          </table:table-cell>
          <table:table-cell office:value-type="float" office:value="16960" calcext:value-type="float">
            <text:p>16960</text:p>
          </table:table-cell>
          <table:table-cell office:value-type="float" office:value="10004684" calcext:value-type="float">
            <text:p>10004684</text:p>
          </table:table-cell>
          <table:table-cell office:value-type="percentage" office:value="0.07443" calcext:value-type="percentage">
            <text:p>7.44%</text:p>
          </table:table-cell>
          <table:table-cell office:value-type="percentage" office:value="0.00963" calcext:value-type="percentage">
            <text:p>0.96%</text:p>
          </table:table-cell>
          <table:table-cell office:value-type="float" office:value="1038923050" calcext:value-type="float">
            <text:p>1038923050</text:p>
          </table:table-cell>
          <table:table-cell office:value-type="float" office:value="227856" calcext:value-type="float">
            <text:p>227856</text:p>
          </table:table-cell>
          <table:table-cell office:value-type="float" office:value="0.00022" calcext:value-type="float">
            <text:p>0.0002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20" calcext:value-type="float">
            <text:p>120</text:p>
          </table:table-cell>
          <table:table-cell office:value-type="float" office:value="15245" calcext:value-type="float">
            <text:p>15245</text:p>
          </table:table-cell>
          <table:table-cell office:value-type="float" office:value="9794822" calcext:value-type="float">
            <text:p>9794822</text:p>
          </table:table-cell>
          <table:table-cell office:value-type="percentage" office:value="0.0703" calcext:value-type="percentage">
            <text:p>7.03%</text:p>
          </table:table-cell>
          <table:table-cell office:value-type="percentage" office:value="0.00944" calcext:value-type="percentage">
            <text:p>0.94%</text:p>
          </table:table-cell>
          <table:table-cell office:value-type="float" office:value="1037654983" calcext:value-type="float">
            <text:p>1037654983</text:p>
          </table:table-cell>
          <table:table-cell office:value-type="float" office:value="216865" calcext:value-type="float">
            <text:p>216865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0" calcext:value-type="float">
            <text:p>0</text:p>
          </table:table-cell>
          <table:table-cell office:value-type="float" office:value="160015" calcext:value-type="float">
            <text:p>160015</text:p>
          </table:table-cell>
          <table:table-cell office:value-type="float" office:value="567885" calcext:value-type="float">
            <text:p>567885</text:p>
          </table:table-cell>
          <table:table-cell office:value-type="percentage" office:value="0.25411" calcext:value-type="percentage">
            <text:p>25.41%</text:p>
          </table:table-cell>
          <table:table-cell office:value-type="percentage" office:value="0.03246" calcext:value-type="percentage">
            <text:p>3.25%</text:p>
          </table:table-cell>
          <table:table-cell office:value-type="float" office:value="17494649" calcext:value-type="float">
            <text:p>17494649</text:p>
          </table:table-cell>
          <table:table-cell office:value-type="float" office:value="629704" calcext:value-type="float">
            <text:p>629704</text:p>
          </table:table-cell>
          <table:table-cell office:value-type="float" office:value="0.03599" calcext:value-type="float">
            <text:p>0.0359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" calcext:value-type="float">
            <text:p>1</text:p>
          </table:table-cell>
          <table:table-cell office:value-type="float" office:value="65289" calcext:value-type="float">
            <text:p>65289</text:p>
          </table:table-cell>
          <table:table-cell office:value-type="float" office:value="468525" calcext:value-type="float">
            <text:p>468525</text:p>
          </table:table-cell>
          <table:table-cell office:value-type="percentage" office:value="0.17169" calcext:value-type="percentage">
            <text:p>17.17%</text:p>
          </table:table-cell>
          <table:table-cell office:value-type="percentage" office:value="0.02717" calcext:value-type="percentage">
            <text:p>2.72%</text:p>
          </table:table-cell>
          <table:table-cell office:value-type="float" office:value="17245225" calcext:value-type="float">
            <text:p>17245225</text:p>
          </table:table-cell>
          <table:table-cell office:value-type="float" office:value="380280" calcext:value-type="float">
            <text:p>380280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" calcext:value-type="float">
            <text:p>2</text:p>
          </table:table-cell>
          <table:table-cell office:value-type="float" office:value="30026" calcext:value-type="float">
            <text:p>30026</text:p>
          </table:table-cell>
          <table:table-cell office:value-type="float" office:value="394433" calcext:value-type="float">
            <text:p>394433</text:p>
          </table:table-cell>
          <table:table-cell office:value-type="percentage" office:value="0.11413" calcext:value-type="percentage">
            <text:p>11.41%</text:p>
          </table:table-cell>
          <table:table-cell office:value-type="percentage" office:value="0.02319" calcext:value-type="percentage">
            <text:p>2.32%</text:p>
          </table:table-cell>
          <table:table-cell office:value-type="float" office:value="17010843" calcext:value-type="float">
            <text:p>17010843</text:p>
          </table:table-cell>
          <table:table-cell office:value-type="float" office:value="263089" calcext:value-type="float">
            <text:p>263089</text:p>
          </table:table-cell>
          <table:table-cell office:value-type="float" office:value="0.01547" calcext:value-type="float">
            <text:p>0.01547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" calcext:value-type="float">
            <text:p>3</text:p>
          </table:table-cell>
          <table:table-cell office:value-type="float" office:value="21880" calcext:value-type="float">
            <text:p>21880</text:p>
          </table:table-cell>
          <table:table-cell office:value-type="float" office:value="368522" calcext:value-type="float">
            <text:p>368522</text:p>
          </table:table-cell>
          <table:table-cell office:value-type="percentage" office:value="0.10149" calcext:value-type="percentage">
            <text:p>10.15%</text:p>
          </table:table-cell>
          <table:table-cell office:value-type="percentage" office:value="0.02185" calcext:value-type="percentage">
            <text:p>2.19%</text:p>
          </table:table-cell>
          <table:table-cell office:value-type="float" office:value="16868337" calcext:value-type="float">
            <text:p>16868337</text:p>
          </table:table-cell>
          <table:table-cell office:value-type="float" office:value="215587" calcext:value-type="float">
            <text:p>215587</text:p>
          </table:table-cell>
          <table:table-cell office:value-type="float" office:value="0.01278" calcext:value-type="float">
            <text:p>0.012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" calcext:value-type="float">
            <text:p>4</text:p>
          </table:table-cell>
          <table:table-cell office:value-type="float" office:value="15441" calcext:value-type="float">
            <text:p>15441</text:p>
          </table:table-cell>
          <table:table-cell office:value-type="float" office:value="341438" calcext:value-type="float">
            <text:p>341438</text:p>
          </table:table-cell>
          <table:table-cell office:value-type="percentage" office:value="0.08544" calcext:value-type="percentage">
            <text:p>8.54%</text:p>
          </table:table-cell>
          <table:table-cell office:value-type="percentage" office:value="0.02041" calcext:value-type="percentage">
            <text:p>2.04%</text:p>
          </table:table-cell>
          <table:table-cell office:value-type="float" office:value="16728877" calcext:value-type="float">
            <text:p>16728877</text:p>
          </table:table-cell>
          <table:table-cell office:value-type="float" office:value="180722" calcext:value-type="float">
            <text:p>180722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" calcext:value-type="float">
            <text:p>5</text:p>
          </table:table-cell>
          <table:table-cell office:value-type="float" office:value="12553" calcext:value-type="float">
            <text:p>12553</text:p>
          </table:table-cell>
          <table:table-cell office:value-type="float" office:value="326243" calcext:value-type="float">
            <text:p>326243</text:p>
          </table:table-cell>
          <table:table-cell office:value-type="percentage" office:value="0.07904" calcext:value-type="percentage">
            <text:p>7.90%</text:p>
          </table:table-cell>
          <table:table-cell office:value-type="percentage" office:value="0.01963" calcext:value-type="percentage">
            <text:p>1.96%</text:p>
          </table:table-cell>
          <table:table-cell office:value-type="float" office:value="16619407" calcext:value-type="float">
            <text:p>16619407</text:p>
          </table:table-cell>
          <table:table-cell office:value-type="float" office:value="158828" calcext:value-type="float">
            <text:p>158828</text:p>
          </table:table-cell>
          <table:table-cell office:value-type="float" office:value="0.00956" calcext:value-type="float">
            <text:p>0.00956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" calcext:value-type="float">
            <text:p>6</text:p>
          </table:table-cell>
          <table:table-cell office:value-type="float" office:value="10037" calcext:value-type="float">
            <text:p>10037</text:p>
          </table:table-cell>
          <table:table-cell office:value-type="float" office:value="310349" calcext:value-type="float">
            <text:p>310349</text:p>
          </table:table-cell>
          <table:table-cell office:value-type="percentage" office:value="0.0711" calcext:value-type="percentage">
            <text:p>7.11%</text:p>
          </table:table-cell>
          <table:table-cell office:value-type="percentage" office:value="0.01879" calcext:value-type="percentage">
            <text:p>1.88%</text:p>
          </table:table-cell>
          <table:table-cell office:value-type="float" office:value="16513447" calcext:value-type="float">
            <text:p>16513447</text:p>
          </table:table-cell>
          <table:table-cell office:value-type="float" office:value="141168" calcext:value-type="float">
            <text:p>141168</text:p>
          </table:table-cell>
          <table:table-cell office:value-type="float" office:value="0.00855" calcext:value-type="float">
            <text:p>0.0085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" calcext:value-type="float">
            <text:p>7</text:p>
          </table:table-cell>
          <table:table-cell office:value-type="float" office:value="8629" calcext:value-type="float">
            <text:p>8629</text:p>
          </table:table-cell>
          <table:table-cell office:value-type="float" office:value="300045" calcext:value-type="float">
            <text:p>300045</text:p>
          </table:table-cell>
          <table:table-cell office:value-type="percentage" office:value="0.06734" calcext:value-type="percentage">
            <text:p>6.73%</text:p>
          </table:table-cell>
          <table:table-cell office:value-type="percentage" office:value="0.01827" calcext:value-type="percentage">
            <text:p>1.83%</text:p>
          </table:table-cell>
          <table:table-cell office:value-type="float" office:value="16422223" calcext:value-type="float">
            <text:p>16422223</text:p>
          </table:table-cell>
          <table:table-cell office:value-type="float" office:value="128136" calcext:value-type="float">
            <text:p>128136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" calcext:value-type="float">
            <text:p>8</text:p>
          </table:table-cell>
          <table:table-cell office:value-type="float" office:value="7334" calcext:value-type="float">
            <text:p>7334</text:p>
          </table:table-cell>
          <table:table-cell office:value-type="float" office:value="289221" calcext:value-type="float">
            <text:p>289221</text:p>
          </table:table-cell>
          <table:table-cell office:value-type="percentage" office:value="0.06257" calcext:value-type="percentage">
            <text:p>6.26%</text:p>
          </table:table-cell>
          <table:table-cell office:value-type="percentage" office:value="0.01771" calcext:value-type="percentage">
            <text:p>1.77%</text:p>
          </table:table-cell>
          <table:table-cell office:value-type="float" office:value="16334903" calcext:value-type="float">
            <text:p>16334903</text:p>
          </table:table-cell>
          <table:table-cell office:value-type="float" office:value="117221" calcext:value-type="float">
            <text:p>117221</text:p>
          </table:table-cell>
          <table:table-cell office:value-type="float" office:value="0.00718" calcext:value-type="float">
            <text:p>0.0071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" calcext:value-type="float">
            <text:p>9</text:p>
          </table:table-cell>
          <table:table-cell office:value-type="float" office:value="6563" calcext:value-type="float">
            <text:p>6563</text:p>
          </table:table-cell>
          <table:table-cell office:value-type="float" office:value="281778" calcext:value-type="float">
            <text:p>281778</text:p>
          </table:table-cell>
          <table:table-cell office:value-type="percentage" office:value="0.06047" calcext:value-type="percentage">
            <text:p>6.05%</text:p>
          </table:table-cell>
          <table:table-cell office:value-type="percentage" office:value="0.01733" calcext:value-type="percentage">
            <text:p>1.73%</text:p>
          </table:table-cell>
          <table:table-cell office:value-type="float" office:value="16256783" calcext:value-type="float">
            <text:p>16256783</text:p>
          </table:table-cell>
          <table:table-cell office:value-type="float" office:value="108541" calcext:value-type="float">
            <text:p>108541</text:p>
          </table:table-cell>
          <table:table-cell office:value-type="float" office:value="0.00668" calcext:value-type="float">
            <text:p>0.00668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" calcext:value-type="float">
            <text:p>10</text:p>
          </table:table-cell>
          <table:table-cell office:value-type="float" office:value="5727" calcext:value-type="float">
            <text:p>5727</text:p>
          </table:table-cell>
          <table:table-cell office:value-type="float" office:value="273138" calcext:value-type="float">
            <text:p>273138</text:p>
          </table:table-cell>
          <table:table-cell office:value-type="percentage" office:value="0.05687" calcext:value-type="percentage">
            <text:p>5.69%</text:p>
          </table:table-cell>
          <table:table-cell office:value-type="percentage" office:value="0.01688" calcext:value-type="percentage">
            <text:p>1.69%</text:p>
          </table:table-cell>
          <table:table-cell office:value-type="float" office:value="16178463" calcext:value-type="float">
            <text:p>16178463</text:p>
          </table:table-cell>
          <table:table-cell office:value-type="float" office:value="100709" calcext:value-type="float">
            <text:p>100709</text:p>
          </table:table-cell>
          <table:table-cell office:value-type="float" office:value="0.00622" calcext:value-type="float">
            <text:p>0.0062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20" calcext:value-type="float">
            <text:p>20</text:p>
          </table:table-cell>
          <table:table-cell office:value-type="float" office:value="2524" calcext:value-type="float">
            <text:p>2524</text:p>
          </table:table-cell>
          <table:table-cell office:value-type="float" office:value="224577" calcext:value-type="float">
            <text:p>224577</text:p>
          </table:table-cell>
          <table:table-cell office:value-type="percentage" office:value="0.04135" calcext:value-type="percentage">
            <text:p>4.14%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5598720" calcext:value-type="float">
            <text:p>15598720</text:p>
          </table:table-cell>
          <table:table-cell office:value-type="float" office:value="61044" calcext:value-type="float">
            <text:p>61044</text:p>
          </table:table-cell>
          <table:table-cell office:value-type="float" office:value="0.00391" calcext:value-type="float">
            <text:p>0.00391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30" calcext:value-type="float">
            <text:p>30</text:p>
          </table:table-cell>
          <table:table-cell office:value-type="float" office:value="1546" calcext:value-type="float">
            <text:p>1546</text:p>
          </table:table-cell>
          <table:table-cell office:value-type="float" office:value="198793" calcext:value-type="float">
            <text:p>198793</text:p>
          </table:table-cell>
          <table:table-cell office:value-type="percentage" office:value="0.03482" calcext:value-type="percentage">
            <text:p>3.48%</text:p>
          </table:table-cell>
          <table:table-cell office:value-type="percentage" office:value="0.01309" calcext:value-type="percentage">
            <text:p>1.31%</text:p>
          </table:table-cell>
          <table:table-cell office:value-type="float" office:value="15183490" calcext:value-type="float">
            <text:p>15183490</text:p>
          </table:table-cell>
          <table:table-cell office:value-type="float" office:value="44400" calcext:value-type="float">
            <text:p>44400</text:p>
          </table:table-cell>
          <table:table-cell office:value-type="float" office:value="0.00292" calcext:value-type="float">
            <text:p>0.0029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40" calcext:value-type="float">
            <text:p>40</text:p>
          </table:table-cell>
          <table:table-cell office:value-type="float" office:value="1044" calcext:value-type="float">
            <text:p>1044</text:p>
          </table:table-cell>
          <table:table-cell office:value-type="float" office:value="180537" calcext:value-type="float">
            <text:p>180537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01215" calcext:value-type="percentage">
            <text:p>1.22%</text:p>
          </table:table-cell>
          <table:table-cell office:value-type="float" office:value="14854830" calcext:value-type="float">
            <text:p>14854830</text:p>
          </table:table-cell>
          <table:table-cell office:value-type="float" office:value="35037" calcext:value-type="float">
            <text:p>35037</text:p>
          </table:table-cell>
          <table:table-cell office:value-type="float" office:value="0.00236" calcext:value-type="float">
            <text:p>0.00236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50" calcext:value-type="float">
            <text:p>50</text:p>
          </table:table-cell>
          <table:table-cell office:value-type="float" office:value="805" calcext:value-type="float">
            <text:p>805</text:p>
          </table:table-cell>
          <table:table-cell office:value-type="float" office:value="169403" calcext:value-type="float">
            <text:p>169403</text:p>
          </table:table-cell>
          <table:table-cell office:value-type="percentage" office:value="0.02768" calcext:value-type="percentage">
            <text:p>2.77%</text:p>
          </table:table-cell>
          <table:table-cell office:value-type="percentage" office:value="0.01161" calcext:value-type="percentage">
            <text:p>1.16%</text:p>
          </table:table-cell>
          <table:table-cell office:value-type="float" office:value="14586129" calcext:value-type="float">
            <text:p>14586129</text:p>
          </table:table-cell>
          <table:table-cell office:value-type="float" office:value="29086" calcext:value-type="float">
            <text:p>29086</text:p>
          </table:table-cell>
          <table:table-cell office:value-type="float" office:value="0.00199" calcext:value-type="float">
            <text:p>0.00199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60" calcext:value-type="float">
            <text:p>60</text:p>
          </table:table-cell>
          <table:table-cell office:value-type="float" office:value="645" calcext:value-type="float">
            <text:p>645</text:p>
          </table:table-cell>
          <table:table-cell office:value-type="float" office:value="160266" calcext:value-type="float">
            <text:p>160266</text:p>
          </table:table-cell>
          <table:table-cell office:value-type="percentage" office:value="0.02608" calcext:value-type="percentage">
            <text:p>2.61%</text:p>
          </table:table-cell>
          <table:table-cell office:value-type="percentage" office:value="0.01117" calcext:value-type="percentage">
            <text:p>1.12%</text:p>
          </table:table-cell>
          <table:table-cell office:value-type="float" office:value="14345457" calcext:value-type="float">
            <text:p>14345457</text:p>
          </table:table-cell>
          <table:table-cell office:value-type="float" office:value="24727" calcext:value-type="float">
            <text:p>24727</text:p>
          </table:table-cell>
          <table:table-cell office:value-type="float" office:value="0.00172" calcext:value-type="float">
            <text:p>0.00172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70" calcext:value-type="float">
            <text:p>70</text:p>
          </table:table-cell>
          <table:table-cell office:value-type="float" office:value="522" calcext:value-type="float">
            <text:p>522</text:p>
          </table:table-cell>
          <table:table-cell office:value-type="float" office:value="152053" calcext:value-type="float">
            <text:p>152053</text:p>
          </table:table-cell>
          <table:table-cell office:value-type="percentage" office:value="0.02419" calcext:value-type="percentage">
            <text:p>2.42%</text:p>
          </table:table-cell>
          <table:table-cell office:value-type="percentage" office:value="0.01075" calcext:value-type="percentage">
            <text:p>1.08%</text:p>
          </table:table-cell>
          <table:table-cell office:value-type="float" office:value="14140213" calcext:value-type="float">
            <text:p>14140213</text:p>
          </table:table-cell>
          <table:table-cell office:value-type="float" office:value="21583" calcext:value-type="float">
            <text:p>21583</text:p>
          </table:table-cell>
          <table:table-cell office:value-type="float" office:value="0.00153" calcext:value-type="float">
            <text:p>0.00153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80" calcext:value-type="float">
            <text:p>80</text:p>
          </table:table-cell>
          <table:table-cell office:value-type="float" office:value="434" calcext:value-type="float">
            <text:p>434</text:p>
          </table:table-cell>
          <table:table-cell office:value-type="float" office:value="145151" calcext:value-type="float">
            <text:p>145151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13954367" calcext:value-type="float">
            <text:p>13954367</text:p>
          </table:table-cell>
          <table:table-cell office:value-type="float" office:value="19116" calcext:value-type="float">
            <text:p>19116</text:p>
          </table:table-cell>
          <table:table-cell office:value-type="float" office:value="0.00137" calcext:value-type="float">
            <text:p>0.00137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90" calcext:value-type="float">
            <text:p>90</text:p>
          </table:table-cell>
          <table:table-cell office:value-type="float" office:value="364" calcext:value-type="float">
            <text:p>364</text:p>
          </table:table-cell>
          <table:table-cell office:value-type="float" office:value="139090" calcext:value-type="float">
            <text:p>139090</text:p>
          </table:table-cell>
          <table:table-cell office:value-type="percentage" office:value="0.02129" calcext:value-type="percentage">
            <text:p>2.13%</text:p>
          </table:table-cell>
          <table:table-cell office:value-type="percentage" office:value="0.01009" calcext:value-type="percentage">
            <text:p>1.01%</text:p>
          </table:table-cell>
          <table:table-cell office:value-type="float" office:value="13781930" calcext:value-type="float">
            <text:p>13781930</text:p>
          </table:table-cell>
          <table:table-cell office:value-type="float" office:value="17095" calcext:value-type="float">
            <text:p>17095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00" calcext:value-type="float">
            <text:p>100</text:p>
          </table:table-cell>
          <table:table-cell office:value-type="float" office:value="315" calcext:value-type="float">
            <text:p>315</text:p>
          </table:table-cell>
          <table:table-cell office:value-type="float" office:value="134237" calcext:value-type="float">
            <text:p>134237</text:p>
          </table:table-cell>
          <table:table-cell office:value-type="percentage" office:value="0.02033" calcext:value-type="percentage">
            <text:p>2.03%</text:p>
          </table:table-cell>
          <table:table-cell office:value-type="percentage" office:value="0.00985" calcext:value-type="percentage">
            <text:p>0.99%</text:p>
          </table:table-cell>
          <table:table-cell office:value-type="float" office:value="13629663" calcext:value-type="float">
            <text:p>13629663</text:p>
          </table:table-cell>
          <table:table-cell office:value-type="float" office:value="15497" calcext:value-type="float">
            <text:p>15497</text:p>
          </table:table-cell>
          <table:table-cell office:value-type="float" office:value="0.00114" calcext:value-type="float">
            <text:p>0.00114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10" calcext:value-type="float">
            <text:p>110</text:p>
          </table:table-cell>
          <table:table-cell office:value-type="float" office:value="261" calcext:value-type="float">
            <text:p>261</text:p>
          </table:table-cell>
          <table:table-cell office:value-type="float" office:value="128336" calcext:value-type="float">
            <text:p>128336</text:p>
          </table:table-cell>
          <table:table-cell office:value-type="percentage" office:value="0.01838" calcext:value-type="percentage">
            <text:p>1.84%</text:p>
          </table:table-cell>
          <table:table-cell office:value-type="percentage" office:value="0.00951" calcext:value-type="percentage">
            <text:p>0.95%</text:p>
          </table:table-cell>
          <table:table-cell office:value-type="float" office:value="13493621" calcext:value-type="float">
            <text:p>13493621</text:p>
          </table:table-cell>
          <table:table-cell office:value-type="float" office:value="14204" calcext:value-type="float">
            <text:p>14204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string" calcext:value-type="string">
            <text:p>fict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123496" calcext:value-type="float">
            <text:p>123496</text:p>
          </table:table-cell>
          <table:table-cell office:value-type="percentage" office:value="0.01686" calcext:value-type="percentage">
            <text:p>1.69%</text:p>
          </table:table-cell>
          <table:table-cell office:value-type="percentage" office:value="0.00924" calcext:value-type="percentage">
            <text:p>0.92%</text:p>
          </table:table-cell>
          <table:table-cell office:value-type="float" office:value="13360097" calcext:value-type="float">
            <text:p>13360097</text:p>
          </table:table-cell>
          <table:table-cell office:value-type="float" office:value="13047" calcext:value-type="float">
            <text:p>13047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0" calcext:value-type="float">
            <text:p>0</text:p>
          </table:table-cell>
          <table:table-cell office:value-type="float" office:value="304492" calcext:value-type="float">
            <text:p>304492</text:p>
          </table:table-cell>
          <table:table-cell office:value-type="float" office:value="6805316" calcext:value-type="float">
            <text:p>6805316</text:p>
          </table:table-cell>
          <table:table-cell office:value-type="percentage" office:value="0.37425" calcext:value-type="percentage">
            <text:p>37.43%</text:p>
          </table:table-cell>
          <table:table-cell office:value-type="percentage" office:value="0.01446" calcext:value-type="percentage">
            <text:p>1.45%</text:p>
          </table:table-cell>
          <table:table-cell office:value-type="float" office:value="470574535" calcext:value-type="float">
            <text:p>470574535</text:p>
          </table:table-cell>
          <table:table-cell office:value-type="float" office:value="813605" calcext:value-type="float">
            <text:p>813605</text:p>
          </table:table-cell>
          <table:table-cell office:value-type="float" office:value="0.00173" calcext:value-type="float">
            <text:p>0.0017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float" office:value="167161" calcext:value-type="float">
            <text:p>167161</text:p>
          </table:table-cell>
          <table:table-cell office:value-type="float" office:value="6650222" calcext:value-type="float">
            <text:p>6650222</text:p>
          </table:table-cell>
          <table:table-cell office:value-type="percentage" office:value="0.29579" calcext:value-type="percentage">
            <text:p>29.58%</text:p>
          </table:table-cell>
          <table:table-cell office:value-type="percentage" office:value="0.01414" calcext:value-type="percentage">
            <text:p>1.41%</text:p>
          </table:table-cell>
          <table:table-cell office:value-type="float" office:value="470326062" calcext:value-type="float">
            <text:p>470326062</text:p>
          </table:table-cell>
          <table:table-cell office:value-type="float" office:value="565132" calcext:value-type="float">
            <text:p>565132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" calcext:value-type="float">
            <text:p>2</text:p>
          </table:table-cell>
          <table:table-cell office:value-type="float" office:value="118607" calcext:value-type="float">
            <text:p>118607</text:p>
          </table:table-cell>
          <table:table-cell office:value-type="float" office:value="6540716" calcext:value-type="float">
            <text:p>6540716</text:p>
          </table:table-cell>
          <table:table-cell office:value-type="percentage" office:value="0.25696" calcext:value-type="percentage">
            <text:p>25.70%</text:p>
          </table:table-cell>
          <table:table-cell office:value-type="percentage" office:value="0.01391" calcext:value-type="percentage">
            <text:p>1.39%</text:p>
          </table:table-cell>
          <table:table-cell office:value-type="float" office:value="470118948" calcext:value-type="float">
            <text:p>470118948</text:p>
          </table:table-cell>
          <table:table-cell office:value-type="float" office:value="461575" calcext:value-type="float">
            <text:p>461575</text:p>
          </table:table-cell>
          <table:table-cell office:value-type="float" office:value="0.00098" calcext:value-type="float">
            <text:p>0.0009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" calcext:value-type="float">
            <text:p>3</text:p>
          </table:table-cell>
          <table:table-cell office:value-type="float" office:value="97069" calcext:value-type="float">
            <text:p>97069</text:p>
          </table:table-cell>
          <table:table-cell office:value-type="float" office:value="6466256" calcext:value-type="float">
            <text:p>6466256</text:p>
          </table:table-cell>
          <table:table-cell office:value-type="percentage" office:value="0.23877" calcext:value-type="percentage">
            <text:p>23.88%</text:p>
          </table:table-cell>
          <table:table-cell office:value-type="percentage" office:value="0.01376" calcext:value-type="percentage">
            <text:p>1.38%</text:p>
          </table:table-cell>
          <table:table-cell office:value-type="float" office:value="469953819" calcext:value-type="float">
            <text:p>469953819</text:p>
          </table:table-cell>
          <table:table-cell office:value-type="float" office:value="406532" calcext:value-type="float">
            <text:p>406532</text:p>
          </table:table-cell>
          <table:table-cell office:value-type="float" office:value="0.00087" calcext:value-type="float">
            <text:p>0.0008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4" calcext:value-type="float">
            <text:p>4</text:p>
          </table:table-cell>
          <table:table-cell office:value-type="float" office:value="81705" calcext:value-type="float">
            <text:p>81705</text:p>
          </table:table-cell>
          <table:table-cell office:value-type="float" office:value="6397800" calcext:value-type="float">
            <text:p>6397800</text:p>
          </table:table-cell>
          <table:table-cell office:value-type="percentage" office:value="0.22275" calcext:value-type="percentage">
            <text:p>22.28%</text:p>
          </table:table-cell>
          <table:table-cell office:value-type="percentage" office:value="0.01362" calcext:value-type="percentage">
            <text:p>1.36%</text:p>
          </table:table-cell>
          <table:table-cell office:value-type="float" office:value="469794895" calcext:value-type="float">
            <text:p>469794895</text:p>
          </table:table-cell>
          <table:table-cell office:value-type="float" office:value="366801" calcext:value-type="float">
            <text:p>366801</text:p>
          </table:table-cell>
          <table:table-cell office:value-type="float" office:value="0.00078" calcext:value-type="float">
            <text:p>0.0007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5" calcext:value-type="float">
            <text:p>5</text:p>
          </table:table-cell>
          <table:table-cell office:value-type="float" office:value="72079" calcext:value-type="float">
            <text:p>72079</text:p>
          </table:table-cell>
          <table:table-cell office:value-type="float" office:value="6344295" calcext:value-type="float">
            <text:p>6344295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01351" calcext:value-type="percentage">
            <text:p>1.35%</text:p>
          </table:table-cell>
          <table:table-cell office:value-type="float" office:value="469656040" calcext:value-type="float">
            <text:p>469656040</text:p>
          </table:table-cell>
          <table:table-cell office:value-type="float" office:value="339030" calcext:value-type="float">
            <text:p>339030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6" calcext:value-type="float">
            <text:p>6</text:p>
          </table:table-cell>
          <table:table-cell office:value-type="float" office:value="64127" calcext:value-type="float">
            <text:p>64127</text:p>
          </table:table-cell>
          <table:table-cell office:value-type="float" office:value="6290703" calcext:value-type="float">
            <text:p>6290703</text:p>
          </table:table-cell>
          <table:table-cell office:value-type="percentage" office:value="0.20305" calcext:value-type="percentage">
            <text:p>20.31%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469516726" calcext:value-type="float">
            <text:p>469516726</text:p>
          </table:table-cell>
          <table:table-cell office:value-type="float" office:value="315811" calcext:value-type="float">
            <text:p>315811</text:p>
          </table:table-cell>
          <table:table-cell office:value-type="float" office:value="0.00067" calcext:value-type="float">
            <text:p>0.0006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7" calcext:value-type="float">
            <text:p>7</text:p>
          </table:table-cell>
          <table:table-cell office:value-type="float" office:value="58215" calcext:value-type="float">
            <text:p>58215</text:p>
          </table:table-cell>
          <table:table-cell office:value-type="float" office:value="6245434" calcext:value-type="float">
            <text:p>6245434</text:p>
          </table:table-cell>
          <table:table-cell office:value-type="percentage" office:value="0.19504" calcext:value-type="percentage">
            <text:p>19.50%</text:p>
          </table:table-cell>
          <table:table-cell office:value-type="percentage" office:value="0.01331" calcext:value-type="percentage">
            <text:p>1.33%</text:p>
          </table:table-cell>
          <table:table-cell office:value-type="float" office:value="469395430" calcext:value-type="float">
            <text:p>469395430</text:p>
          </table:table-cell>
          <table:table-cell office:value-type="float" office:value="298483" calcext:value-type="float">
            <text:p>298483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8" calcext:value-type="float">
            <text:p>8</text:p>
          </table:table-cell>
          <table:table-cell office:value-type="float" office:value="53059" calcext:value-type="float">
            <text:p>53059</text:p>
          </table:table-cell>
          <table:table-cell office:value-type="float" office:value="6199970" calcext:value-type="float">
            <text:p>6199970</text:p>
          </table:table-cell>
          <table:table-cell office:value-type="percentage" office:value="0.1876" calcext:value-type="percentage">
            <text:p>18.76%</text:p>
          </table:table-cell>
          <table:table-cell office:value-type="percentage" office:value="0.01321" calcext:value-type="percentage">
            <text:p>1.32%</text:p>
          </table:table-cell>
          <table:table-cell office:value-type="float" office:value="469270222" calcext:value-type="float">
            <text:p>469270222</text:p>
          </table:table-cell>
          <table:table-cell office:value-type="float" office:value="282832" calcext:value-type="float">
            <text:p>2828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9" calcext:value-type="float">
            <text:p>9</text:p>
          </table:table-cell>
          <table:table-cell office:value-type="float" office:value="49076" calcext:value-type="float">
            <text:p>49076</text:p>
          </table:table-cell>
          <table:table-cell office:value-type="float" office:value="6159641" calcext:value-type="float">
            <text:p>6159641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01313" calcext:value-type="percentage">
            <text:p>1.31%</text:p>
          </table:table-cell>
          <table:table-cell office:value-type="float" office:value="469155562" calcext:value-type="float">
            <text:p>469155562</text:p>
          </table:table-cell>
          <table:table-cell office:value-type="float" office:value="270092" calcext:value-type="float">
            <text:p>270092</text:p>
          </table:table-cell>
          <table:table-cell office:value-type="float" office:value="0.00058" calcext:value-type="float">
            <text:p>0.0005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" calcext:value-type="float">
            <text:p>10</text:p>
          </table:table-cell>
          <table:table-cell office:value-type="float" office:value="45531" calcext:value-type="float">
            <text:p>45531</text:p>
          </table:table-cell>
          <table:table-cell office:value-type="float" office:value="6120721" calcext:value-type="float">
            <text:p>6120721</text:p>
          </table:table-cell>
          <table:table-cell office:value-type="percentage" office:value="0.17592" calcext:value-type="percentage">
            <text:p>17.59%</text:p>
          </table:table-cell>
          <table:table-cell office:value-type="percentage" office:value="0.01305" calcext:value-type="percentage">
            <text:p>1.31%</text:p>
          </table:table-cell>
          <table:table-cell office:value-type="float" office:value="469042772" calcext:value-type="float">
            <text:p>469042772</text:p>
          </table:table-cell>
          <table:table-cell office:value-type="float" office:value="258813" calcext:value-type="float">
            <text:p>258813</text:p>
          </table:table-cell>
          <table:table-cell office:value-type="float" office:value="0.00055" calcext:value-type="float">
            <text:p>0.0005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20" calcext:value-type="float">
            <text:p>20</text:p>
          </table:table-cell>
          <table:table-cell office:value-type="float" office:value="27352" calcext:value-type="float">
            <text:p>27352</text:p>
          </table:table-cell>
          <table:table-cell office:value-type="float" office:value="5830648" calcext:value-type="float">
            <text:p>5830648</text:p>
          </table:table-cell>
          <table:table-cell office:value-type="percentage" office:value="0.14079" calcext:value-type="percentage">
            <text:p>14.08%</text:p>
          </table:table-cell>
          <table:table-cell office:value-type="percentage" office:value="0.01246" calcext:value-type="percentage">
            <text:p>1.25%</text:p>
          </table:table-cell>
          <table:table-cell office:value-type="float" office:value="468090204" calcext:value-type="float">
            <text:p>468090204</text:p>
          </table:table-cell>
          <table:table-cell office:value-type="float" office:value="194269" calcext:value-type="float">
            <text:p>194269</text:p>
          </table:table-cell>
          <table:table-cell office:value-type="float" office:value="0.00042" calcext:value-type="float">
            <text:p>0.0004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30" calcext:value-type="float">
            <text:p>30</text:p>
          </table:table-cell>
          <table:table-cell office:value-type="float" office:value="18774" calcext:value-type="float">
            <text:p>18774</text:p>
          </table:table-cell>
          <table:table-cell office:value-type="float" office:value="5597201" calcext:value-type="float">
            <text:p>5597201</text:p>
          </table:table-cell>
          <table:table-cell office:value-type="percentage" office:value="0.11679" calcext:value-type="percentage">
            <text:p>11.68%</text:p>
          </table:table-cell>
          <table:table-cell office:value-type="percentage" office:value="0.01198" calcext:value-type="percentage">
            <text:p>1.20%</text:p>
          </table:table-cell>
          <table:table-cell office:value-type="float" office:value="467247143" calcext:value-type="float">
            <text:p>467247143</text:p>
          </table:table-cell>
          <table:table-cell office:value-type="float" office:value="160754" calcext:value-type="float">
            <text:p>160754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40" calcext:value-type="float">
            <text:p>40</text:p>
          </table:table-cell>
          <table:table-cell office:value-type="float" office:value="14584" calcext:value-type="float">
            <text:p>14584</text:p>
          </table:table-cell>
          <table:table-cell office:value-type="float" office:value="5441271" calcext:value-type="float">
            <text:p>5441271</text:p>
          </table:table-cell>
          <table:table-cell office:value-type="percentage" office:value="0.10374" calcext:value-type="percentage">
            <text:p>10.37%</text:p>
          </table:table-cell>
          <table:table-cell office:value-type="percentage" office:value="0.01166" calcext:value-type="percentage">
            <text:p>1.17%</text:p>
          </table:table-cell>
          <table:table-cell office:value-type="float" office:value="466539161" calcext:value-type="float">
            <text:p>466539161</text:p>
          </table:table-cell>
          <table:table-cell office:value-type="float" office:value="140578" calcext:value-type="float">
            <text:p>140578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50" calcext:value-type="float">
            <text:p>50</text:p>
          </table:table-cell>
          <table:table-cell office:value-type="float" office:value="12028" calcext:value-type="float">
            <text:p>12028</text:p>
          </table:table-cell>
          <table:table-cell office:value-type="float" office:value="5317292" calcext:value-type="float">
            <text:p>5317292</text:p>
          </table:table-cell>
          <table:table-cell office:value-type="percentage" office:value="0.09508" calcext:value-type="percentage">
            <text:p>9.51%</text:p>
          </table:table-cell>
          <table:table-cell office:value-type="percentage" office:value="0.01141" calcext:value-type="percentage">
            <text:p>1.14%</text:p>
          </table:table-cell>
          <table:table-cell office:value-type="float" office:value="465903503" calcext:value-type="float">
            <text:p>465903503</text:p>
          </table:table-cell>
          <table:table-cell office:value-type="float" office:value="126510" calcext:value-type="float">
            <text:p>126510</text:p>
          </table:table-cell>
          <table:table-cell office:value-type="float" office:value="0.00027" calcext:value-type="float">
            <text:p>0.00027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60" calcext:value-type="float">
            <text:p>60</text:p>
          </table:table-cell>
          <table:table-cell office:value-type="float" office:value="9538" calcext:value-type="float">
            <text:p>9538</text:p>
          </table:table-cell>
          <table:table-cell office:value-type="float" office:value="5174137" calcext:value-type="float">
            <text:p>5174137</text:p>
          </table:table-cell>
          <table:table-cell office:value-type="percentage" office:value="0.08279" calcext:value-type="percentage">
            <text:p>8.28%</text:p>
          </table:table-cell>
          <table:table-cell office:value-type="percentage" office:value="0.01112" calcext:value-type="percentage">
            <text:p>1.11%</text:p>
          </table:table-cell>
          <table:table-cell office:value-type="float" office:value="465279785" calcext:value-type="float">
            <text:p>465279785</text:p>
          </table:table-cell>
          <table:table-cell office:value-type="float" office:value="115208" calcext:value-type="float">
            <text:p>115208</text:p>
          </table:table-cell>
          <table:table-cell office:value-type="float" office:value="0.00025" calcext:value-type="float">
            <text:p>0.00025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70" calcext:value-type="float">
            <text:p>70</text:p>
          </table:table-cell>
          <table:table-cell office:value-type="float" office:value="7400" calcext:value-type="float">
            <text:p>7400</text:p>
          </table:table-cell>
          <table:table-cell office:value-type="float" office:value="5032697" calcext:value-type="float">
            <text:p>5032697</text:p>
          </table:table-cell>
          <table:table-cell office:value-type="percentage" office:value="0.06997" calcext:value-type="percentage">
            <text:p>7.00%</text:p>
          </table:table-cell>
          <table:table-cell office:value-type="percentage" office:value="0.01083" calcext:value-type="percentage">
            <text:p>1.08%</text:p>
          </table:table-cell>
          <table:table-cell office:value-type="float" office:value="464665955" calcext:value-type="float">
            <text:p>464665955</text:p>
          </table:table-cell>
          <table:table-cell office:value-type="float" office:value="105759" calcext:value-type="float">
            <text:p>105759</text:p>
          </table:table-cell>
          <table:table-cell office:value-type="float" office:value="0.00023" calcext:value-type="float">
            <text:p>0.00023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80" calcext:value-type="float">
            <text:p>80</text:p>
          </table:table-cell>
          <table:table-cell office:value-type="float" office:value="6429" calcext:value-type="float">
            <text:p>6429</text:p>
          </table:table-cell>
          <table:table-cell office:value-type="float" office:value="4955696" calcext:value-type="float">
            <text:p>4955696</text:p>
          </table:table-cell>
          <table:table-cell office:value-type="percentage" office:value="0.06498" calcext:value-type="percentage">
            <text:p>6.50%</text:p>
          </table:table-cell>
          <table:table-cell office:value-type="percentage" office:value="0.01068" calcext:value-type="percentage">
            <text:p>1.07%</text:p>
          </table:table-cell>
          <table:table-cell office:value-type="float" office:value="464152161" calcext:value-type="float">
            <text:p>464152161</text:p>
          </table:table-cell>
          <table:table-cell office:value-type="float" office:value="98941" calcext:value-type="float">
            <text:p>98941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90" calcext:value-type="float">
            <text:p>90</text:p>
          </table:table-cell>
          <table:table-cell office:value-type="float" office:value="5616" calcext:value-type="float">
            <text:p>5616</text:p>
          </table:table-cell>
          <table:table-cell office:value-type="float" office:value="4882902" calcext:value-type="float">
            <text:p>4882902</text:p>
          </table:table-cell>
          <table:table-cell office:value-type="percentage" office:value="0.06031" calcext:value-type="percentage">
            <text:p>6.03%</text:p>
          </table:table-cell>
          <table:table-cell office:value-type="percentage" office:value="0.01053" calcext:value-type="percentage">
            <text:p>1.05%</text:p>
          </table:table-cell>
          <table:table-cell office:value-type="float" office:value="463655107" calcext:value-type="float">
            <text:p>463655107</text:p>
          </table:table-cell>
          <table:table-cell office:value-type="float" office:value="93119" calcext:value-type="float">
            <text:p>9311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00" calcext:value-type="float">
            <text:p>100</text:p>
          </table:table-cell>
          <table:table-cell office:value-type="float" office:value="4947" calcext:value-type="float">
            <text:p>4947</text:p>
          </table:table-cell>
          <table:table-cell office:value-type="float" office:value="4814567" calcext:value-type="float">
            <text:p>4814567</text:p>
          </table:table-cell>
          <table:table-cell office:value-type="percentage" office:value="0.05624" calcext:value-type="percentage">
            <text:p>5.62%</text:p>
          </table:table-cell>
          <table:table-cell office:value-type="percentage" office:value="0.01039" calcext:value-type="percentage">
            <text:p>1.04%</text:p>
          </table:table-cell>
          <table:table-cell office:value-type="float" office:value="463163812" calcext:value-type="float">
            <text:p>463163812</text:p>
          </table:table-cell>
          <table:table-cell office:value-type="float" office:value="87964" calcext:value-type="float">
            <text:p>87964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10" calcext:value-type="float">
            <text:p>110</text:p>
          </table:table-cell>
          <table:table-cell office:value-type="float" office:value="4503" calcext:value-type="float">
            <text:p>4503</text:p>
          </table:table-cell>
          <table:table-cell office:value-type="float" office:value="4765187" calcext:value-type="float">
            <text:p>4765187</text:p>
          </table:table-cell>
          <table:table-cell office:value-type="percentage" office:value="0.05372" calcext:value-type="percentage">
            <text:p>5.37%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462727193" calcext:value-type="float">
            <text:p>462727193</text:p>
          </table:table-cell>
          <table:table-cell office:value-type="float" office:value="83820" calcext:value-type="float">
            <text:p>83820</text:p>
          </table:table-cell>
          <table:table-cell office:value-type="float" office:value="0.00018" calcext:value-type="float">
            <text:p>0.00018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float" office:value="120" calcext:value-type="float">
            <text:p>120</text:p>
          </table:table-cell>
          <table:table-cell office:value-type="float" office:value="4074" calcext:value-type="float">
            <text:p>4074</text:p>
          </table:table-cell>
          <table:table-cell office:value-type="float" office:value="4713329" calcext:value-type="float">
            <text:p>4713329</text:p>
          </table:table-cell>
          <table:table-cell office:value-type="percentage" office:value="0.05082" calcext:value-type="percentage">
            <text:p>5.08%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462306001" calcext:value-type="float">
            <text:p>462306001</text:p>
          </table:table-cell>
          <table:table-cell office:value-type="float" office:value="80168" calcext:value-type="float">
            <text:p>80168</text:p>
          </table:table-cell>
          <table:table-cell office:value-type="float" office:value="0.00017" calcext:value-type="float">
            <text:p>0.0001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0" calcext:value-type="float">
            <text:p>0</text:p>
          </table:table-cell>
          <table:table-cell office:value-type="float" office:value="938001" calcext:value-type="float">
            <text:p>938001</text:p>
          </table:table-cell>
          <table:table-cell office:value-type="float" office:value="5696822" calcext:value-type="float">
            <text:p>5696822</text:p>
          </table:table-cell>
          <table:table-cell office:value-type="percentage" office:value="0.44657" calcext:value-type="percentage">
            <text:p>44.66%</text:p>
          </table:table-cell>
          <table:table-cell office:value-type="percentage" office:value="0.01325" calcext:value-type="percentage">
            <text:p>1.33%</text:p>
          </table:table-cell>
          <table:table-cell office:value-type="float" office:value="429803999" calcext:value-type="float">
            <text:p>429803999</text:p>
          </table:table-cell>
          <table:table-cell office:value-type="float" office:value="2100470" calcext:value-type="float">
            <text:p>2100470</text:p>
          </table:table-cell>
          <table:table-cell office:value-type="float" office:value="0.00489" calcext:value-type="float">
            <text:p>0.0048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float" office:value="374170" calcext:value-type="float">
            <text:p>374170</text:p>
          </table:table-cell>
          <table:table-cell office:value-type="float" office:value="5097156" calcext:value-type="float">
            <text:p>5097156</text:p>
          </table:table-cell>
          <table:table-cell office:value-type="percentage" office:value="0.31164" calcext:value-type="percentage">
            <text:p>31.16%</text:p>
          </table:table-cell>
          <table:table-cell office:value-type="percentage" office:value="0.01188" calcext:value-type="percentage">
            <text:p>1.19%</text:p>
          </table:table-cell>
          <table:table-cell office:value-type="float" office:value="428904166" calcext:value-type="float">
            <text:p>428904166</text:p>
          </table:table-cell>
          <table:table-cell office:value-type="float" office:value="1200637" calcext:value-type="float">
            <text:p>1200637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float" office:value="232498" calcext:value-type="float">
            <text:p>232498</text:p>
          </table:table-cell>
          <table:table-cell office:value-type="float" office:value="4793364" calcext:value-type="float">
            <text:p>4793364</text:p>
          </table:table-cell>
          <table:table-cell office:value-type="percentage" office:value="0.25338" calcext:value-type="percentage">
            <text:p>25.34%</text:p>
          </table:table-cell>
          <table:table-cell office:value-type="percentage" office:value="0.01119" calcext:value-type="percentage">
            <text:p>1.12%</text:p>
          </table:table-cell>
          <table:table-cell office:value-type="float" office:value="428338086" calcext:value-type="float">
            <text:p>428338086</text:p>
          </table:table-cell>
          <table:table-cell office:value-type="float" office:value="917597" calcext:value-type="float">
            <text:p>917597</text:p>
          </table:table-cell>
          <table:table-cell office:value-type="float" office:value="0.00214" calcext:value-type="float">
            <text:p>0.0021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" calcext:value-type="float">
            <text:p>3</text:p>
          </table:table-cell>
          <table:table-cell office:value-type="float" office:value="171472" calcext:value-type="float">
            <text:p>171472</text:p>
          </table:table-cell>
          <table:table-cell office:value-type="float" office:value="4596537" calcext:value-type="float">
            <text:p>4596537</text:p>
          </table:table-cell>
          <table:table-cell office:value-type="percentage" office:value="0.22162" calcext:value-type="percentage">
            <text:p>22.16%</text:p>
          </table:table-cell>
          <table:table-cell office:value-type="percentage" office:value="0.01074" calcext:value-type="percentage">
            <text:p>1.07%</text:p>
          </table:table-cell>
          <table:table-cell office:value-type="float" office:value="427906482" calcext:value-type="float">
            <text:p>427906482</text:p>
          </table:table-cell>
          <table:table-cell office:value-type="float" office:value="773729" calcext:value-type="float">
            <text:p>773729</text:p>
          </table:table-cell>
          <table:table-cell office:value-type="float" office:value="0.00181" calcext:value-type="float">
            <text:p>0.0018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" calcext:value-type="float">
            <text:p>4</text:p>
          </table:table-cell>
          <table:table-cell office:value-type="float" office:value="135305" calcext:value-type="float">
            <text:p>135305</text:p>
          </table:table-cell>
          <table:table-cell office:value-type="float" office:value="4441253" calcext:value-type="float">
            <text:p>4441253</text:p>
          </table:table-cell>
          <table:table-cell office:value-type="percentage" office:value="0.19873" calcext:value-type="percentage">
            <text:p>19.87%</text:p>
          </table:table-cell>
          <table:table-cell office:value-type="percentage" office:value="0.01039" calcext:value-type="percentage">
            <text:p>1.04%</text:p>
          </table:table-cell>
          <table:table-cell office:value-type="float" office:value="427534978" calcext:value-type="float">
            <text:p>427534978</text:p>
          </table:table-cell>
          <table:table-cell office:value-type="float" office:value="680853" calcext:value-type="float">
            <text:p>680853</text:p>
          </table:table-cell>
          <table:table-cell office:value-type="float" office:value="0.00159" calcext:value-type="float">
            <text:p>0.00159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" calcext:value-type="float">
            <text:p>5</text:p>
          </table:table-cell>
          <table:table-cell office:value-type="float" office:value="112645" calcext:value-type="float">
            <text:p>112645</text:p>
          </table:table-cell>
          <table:table-cell office:value-type="float" office:value="4319988" calcext:value-type="float">
            <text:p>4319988</text:p>
          </table:table-cell>
          <table:table-cell office:value-type="percentage" office:value="0.18274" calcext:value-type="percentage">
            <text:p>18.27%</text:p>
          </table:table-cell>
          <table:table-cell office:value-type="percentage" office:value="0.01011" calcext:value-type="percentage">
            <text:p>1.01%</text:p>
          </table:table-cell>
          <table:table-cell office:value-type="float" office:value="427212908" calcext:value-type="float">
            <text:p>427212908</text:p>
          </table:table-cell>
          <table:table-cell office:value-type="float" office:value="616439" calcext:value-type="float">
            <text:p>616439</text:p>
          </table:table-cell>
          <table:table-cell office:value-type="float" office:value="0.00144" calcext:value-type="float">
            <text:p>0.0014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" calcext:value-type="float">
            <text:p>6</text:p>
          </table:table-cell>
          <table:table-cell office:value-type="float" office:value="96217" calcext:value-type="float">
            <text:p>96217</text:p>
          </table:table-cell>
          <table:table-cell office:value-type="float" office:value="4214004" calcext:value-type="float">
            <text:p>4214004</text:p>
          </table:table-cell>
          <table:table-cell office:value-type="percentage" office:value="0.16967" calcext:value-type="percentage">
            <text:p>16.97%</text:p>
          </table:table-cell>
          <table:table-cell office:value-type="percentage" office:value="0.00987" calcext:value-type="percentage">
            <text:p>0.99%</text:p>
          </table:table-cell>
          <table:table-cell office:value-type="float" office:value="426916706" calcext:value-type="float">
            <text:p>426916706</text:p>
          </table:table-cell>
          <table:table-cell office:value-type="float" office:value="567072" calcext:value-type="float">
            <text:p>567072</text:p>
          </table:table-cell>
          <table:table-cell office:value-type="float" office:value="0.00133" calcext:value-type="float">
            <text:p>0.00133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" calcext:value-type="float">
            <text:p>7</text:p>
          </table:table-cell>
          <table:table-cell office:value-type="float" office:value="84538" calcext:value-type="float">
            <text:p>84538</text:p>
          </table:table-cell>
          <table:table-cell office:value-type="float" office:value="4126469" calcext:value-type="float">
            <text:p>4126469</text:p>
          </table:table-cell>
          <table:table-cell office:value-type="percentage" office:value="0.15976" calcext:value-type="percentage">
            <text:p>15.98%</text:p>
          </table:table-cell>
          <table:table-cell office:value-type="percentage" office:value="0.00967" calcext:value-type="percentage">
            <text:p>0.97%</text:p>
          </table:table-cell>
          <table:table-cell office:value-type="float" office:value="426651378" calcext:value-type="float">
            <text:p>426651378</text:p>
          </table:table-cell>
          <table:table-cell office:value-type="float" office:value="529168" calcext:value-type="float">
            <text:p>529168</text:p>
          </table:table-cell>
          <table:table-cell office:value-type="float" office:value="0.00124" calcext:value-type="float">
            <text:p>0.0012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" calcext:value-type="float">
            <text:p>8</text:p>
          </table:table-cell>
          <table:table-cell office:value-type="float" office:value="75372" calcext:value-type="float">
            <text:p>75372</text:p>
          </table:table-cell>
          <table:table-cell office:value-type="float" office:value="4048005" calcext:value-type="float">
            <text:p>4048005</text:p>
          </table:table-cell>
          <table:table-cell office:value-type="percentage" office:value="0.15147" calcext:value-type="percentage">
            <text:p>15.15%</text:p>
          </table:table-cell>
          <table:table-cell office:value-type="percentage" office:value="0.00949" calcext:value-type="percentage">
            <text:p>0.95%</text:p>
          </table:table-cell>
          <table:table-cell office:value-type="float" office:value="426398786" calcext:value-type="float">
            <text:p>426398786</text:p>
          </table:table-cell>
          <table:table-cell office:value-type="float" office:value="497594" calcext:value-type="float">
            <text:p>497594</text:p>
          </table:table-cell>
          <table:table-cell office:value-type="float" office:value="0.00117" calcext:value-type="float">
            <text:p>0.00117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" calcext:value-type="float">
            <text:p>9</text:p>
          </table:table-cell>
          <table:table-cell office:value-type="float" office:value="67898" calcext:value-type="float">
            <text:p>67898</text:p>
          </table:table-cell>
          <table:table-cell office:value-type="float" office:value="3976014" calcext:value-type="float">
            <text:p>3976014</text:p>
          </table:table-cell>
          <table:table-cell office:value-type="percentage" office:value="0.14411" calcext:value-type="percentage">
            <text:p>14.41%</text:p>
          </table:table-cell>
          <table:table-cell office:value-type="percentage" office:value="0.00933" calcext:value-type="percentage">
            <text:p>0.93%</text:p>
          </table:table-cell>
          <table:table-cell office:value-type="float" office:value="426160727" calcext:value-type="float">
            <text:p>426160727</text:p>
          </table:table-cell>
          <table:table-cell office:value-type="float" office:value="471143" calcext:value-type="float">
            <text:p>471143</text:p>
          </table:table-cell>
          <table:table-cell office:value-type="float" office:value="0.00111" calcext:value-type="float">
            <text:p>0.0011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" calcext:value-type="float">
            <text:p>10</text:p>
          </table:table-cell>
          <table:table-cell office:value-type="float" office:value="61796" calcext:value-type="float">
            <text:p>61796</text:p>
          </table:table-cell>
          <table:table-cell office:value-type="float" office:value="3910614" calcext:value-type="float">
            <text:p>3910614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00918" calcext:value-type="percentage">
            <text:p>0.92%</text:p>
          </table:table-cell>
          <table:table-cell office:value-type="float" office:value="425933627" calcext:value-type="float">
            <text:p>425933627</text:p>
          </table:table-cell>
          <table:table-cell office:value-type="float" office:value="448433" calcext:value-type="float">
            <text:p>448433</text:p>
          </table:table-cell>
          <table:table-cell office:value-type="float" office:value="0.00105" calcext:value-type="float">
            <text:p>0.00105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0" calcext:value-type="float">
            <text:p>20</text:p>
          </table:table-cell>
          <table:table-cell office:value-type="float" office:value="32581" calcext:value-type="float">
            <text:p>32581</text:p>
          </table:table-cell>
          <table:table-cell office:value-type="float" office:value="3460007" calcext:value-type="float">
            <text:p>3460007</text:p>
          </table:table-cell>
          <table:table-cell office:value-type="percentage" office:value="0.1009" calcext:value-type="percentage">
            <text:p>10.09%</text:p>
          </table:table-cell>
          <table:table-cell office:value-type="percentage" office:value="0.00816" calcext:value-type="percentage">
            <text:p>0.82%</text:p>
          </table:table-cell>
          <table:table-cell office:value-type="float" office:value="424091385" calcext:value-type="float">
            <text:p>424091385</text:p>
          </table:table-cell>
          <table:table-cell office:value-type="float" office:value="322908" calcext:value-type="float">
            <text:p>322908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30" calcext:value-type="float">
            <text:p>30</text:p>
          </table:table-cell>
          <table:table-cell office:value-type="float" office:value="21857" calcext:value-type="float">
            <text:p>21857</text:p>
          </table:table-cell>
          <table:table-cell office:value-type="float" office:value="3176291" calcext:value-type="float">
            <text:p>3176291</text:p>
          </table:table-cell>
          <table:table-cell office:value-type="percentage" office:value="0.08278" calcext:value-type="percentage">
            <text:p>8.28%</text:p>
          </table:table-cell>
          <table:table-cell office:value-type="percentage" office:value="0.00752" calcext:value-type="percentage">
            <text:p>0.75%</text:p>
          </table:table-cell>
          <table:table-cell office:value-type="float" office:value="422616190" calcext:value-type="float">
            <text:p>422616190</text:p>
          </table:table-cell>
          <table:table-cell office:value-type="float" office:value="264028" calcext:value-type="float">
            <text:p>264028</text:p>
          </table:table-cell>
          <table:table-cell office:value-type="float" office:value="0.00062" calcext:value-type="float">
            <text:p>0.0006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40" calcext:value-type="float">
            <text:p>40</text:p>
          </table:table-cell>
          <table:table-cell office:value-type="float" office:value="16245" calcext:value-type="float">
            <text:p>16245</text:p>
          </table:table-cell>
          <table:table-cell office:value-type="float" office:value="2969131" calcext:value-type="float">
            <text:p>2969131</text:p>
          </table:table-cell>
          <table:table-cell office:value-type="percentage" office:value="0.07126" calcext:value-type="percentage">
            <text:p>7.13%</text:p>
          </table:table-cell>
          <table:table-cell office:value-type="percentage" office:value="0.00705" calcext:value-type="percentage">
            <text:p>0.71%</text:p>
          </table:table-cell>
          <table:table-cell office:value-type="float" office:value="421348757" calcext:value-type="float">
            <text:p>421348757</text:p>
          </table:table-cell>
          <table:table-cell office:value-type="float" office:value="227984" calcext:value-type="float">
            <text:p>227984</text:p>
          </table:table-cell>
          <table:table-cell office:value-type="float" office:value="0.00054" calcext:value-type="float">
            <text:p>0.0005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50" calcext:value-type="float">
            <text:p>50</text:p>
          </table:table-cell>
          <table:table-cell office:value-type="float" office:value="12734" calcext:value-type="float">
            <text:p>12734</text:p>
          </table:table-cell>
          <table:table-cell office:value-type="float" office:value="2802603" calcext:value-type="float">
            <text:p>2802603</text:p>
          </table:table-cell>
          <table:table-cell office:value-type="percentage" office:value="0.06269" calcext:value-type="percentage">
            <text:p>6.27%</text:p>
          </table:table-cell>
          <table:table-cell office:value-type="percentage" office:value="0.00667" calcext:value-type="percentage">
            <text:p>0.67%</text:p>
          </table:table-cell>
          <table:table-cell office:value-type="float" office:value="420223975" calcext:value-type="float">
            <text:p>420223975</text:p>
          </table:table-cell>
          <table:table-cell office:value-type="float" office:value="203128" calcext:value-type="float">
            <text:p>203128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60" calcext:value-type="float">
            <text:p>60</text:p>
          </table:table-cell>
          <table:table-cell office:value-type="float" office:value="10425" calcext:value-type="float">
            <text:p>10425</text:p>
          </table:table-cell>
          <table:table-cell office:value-type="float" office:value="2669133" calcext:value-type="float">
            <text:p>2669133</text:p>
          </table:table-cell>
          <table:table-cell office:value-type="percentage" office:value="0.05651" calcext:value-type="percentage">
            <text:p>5.65%</text:p>
          </table:table-cell>
          <table:table-cell office:value-type="percentage" office:value="0.00637" calcext:value-type="percentage">
            <text:p>0.64%</text:p>
          </table:table-cell>
          <table:table-cell office:value-type="float" office:value="419192679" calcext:value-type="float">
            <text:p>419192679</text:p>
          </table:table-cell>
          <table:table-cell office:value-type="float" office:value="184488" calcext:value-type="float">
            <text:p>184488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70" calcext:value-type="float">
            <text:p>70</text:p>
          </table:table-cell>
          <table:table-cell office:value-type="float" office:value="8757" calcext:value-type="float">
            <text:p>8757</text:p>
          </table:table-cell>
          <table:table-cell office:value-type="float" office:value="2555694" calcext:value-type="float">
            <text:p>2555694</text:p>
          </table:table-cell>
          <table:table-cell office:value-type="percentage" office:value="0.05152" calcext:value-type="percentage">
            <text:p>5.15%</text:p>
          </table:table-cell>
          <table:table-cell office:value-type="percentage" office:value="0.00611" calcext:value-type="percentage">
            <text:p>0.61%</text:p>
          </table:table-cell>
          <table:table-cell office:value-type="float" office:value="418245206" calcext:value-type="float">
            <text:p>418245206</text:p>
          </table:table-cell>
          <table:table-cell office:value-type="float" office:value="169980" calcext:value-type="float">
            <text:p>169980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80" calcext:value-type="float">
            <text:p>80</text:p>
          </table:table-cell>
          <table:table-cell office:value-type="float" office:value="7523" calcext:value-type="float">
            <text:p>7523</text:p>
          </table:table-cell>
          <table:table-cell office:value-type="float" office:value="2459218" calcext:value-type="float">
            <text:p>2459218</text:p>
          </table:table-cell>
          <table:table-cell office:value-type="percentage" office:value="0.04759" calcext:value-type="percentage">
            <text:p>4.76%</text:p>
          </table:table-cell>
          <table:table-cell office:value-type="percentage" office:value="0.00589" calcext:value-type="percentage">
            <text:p>0.59%</text:p>
          </table:table-cell>
          <table:table-cell office:value-type="float" office:value="417349321" calcext:value-type="float">
            <text:p>417349321</text:p>
          </table:table-cell>
          <table:table-cell office:value-type="float" office:value="158089" calcext:value-type="float">
            <text:p>158089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90" calcext:value-type="float">
            <text:p>90</text:p>
          </table:table-cell>
          <table:table-cell office:value-type="float" office:value="6559" calcext:value-type="float">
            <text:p>6559</text:p>
          </table:table-cell>
          <table:table-cell office:value-type="float" office:value="2373391" calcext:value-type="float">
            <text:p>2373391</text:p>
          </table:table-cell>
          <table:table-cell office:value-type="percentage" office:value="0.04424" calcext:value-type="percentage">
            <text:p>4.42%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416509628" calcext:value-type="float">
            <text:p>416509628</text:p>
          </table:table-cell>
          <table:table-cell office:value-type="float" office:value="148252" calcext:value-type="float">
            <text:p>148252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00" calcext:value-type="float">
            <text:p>100</text:p>
          </table:table-cell>
          <table:table-cell office:value-type="float" office:value="5791" calcext:value-type="float">
            <text:p>5791</text:p>
          </table:table-cell>
          <table:table-cell office:value-type="float" office:value="2297144" calcext:value-type="float">
            <text:p>2297144</text:p>
          </table:table-cell>
          <table:table-cell office:value-type="percentage" office:value="0.04144" calcext:value-type="percentage">
            <text:p>4.14%</text:p>
          </table:table-cell>
          <table:table-cell office:value-type="percentage" office:value="0.00553" calcext:value-type="percentage">
            <text:p>0.55%</text:p>
          </table:table-cell>
          <table:table-cell office:value-type="float" office:value="415697899" calcext:value-type="float">
            <text:p>415697899</text:p>
          </table:table-cell>
          <table:table-cell office:value-type="float" office:value="139741" calcext:value-type="float">
            <text:p>139741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10" calcext:value-type="float">
            <text:p>110</text:p>
          </table:table-cell>
          <table:table-cell office:value-type="float" office:value="5165" calcext:value-type="float">
            <text:p>5165</text:p>
          </table:table-cell>
          <table:table-cell office:value-type="float" office:value="2227466" calcext:value-type="float">
            <text:p>2227466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00537" calcext:value-type="percentage">
            <text:p>0.54%</text:p>
          </table:table-cell>
          <table:table-cell office:value-type="float" office:value="414928474" calcext:value-type="float">
            <text:p>414928474</text:p>
          </table:table-cell>
          <table:table-cell office:value-type="float" office:value="132442" calcext:value-type="float">
            <text:p>132442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20" calcext:value-type="float">
            <text:p>120</text:p>
          </table:table-cell>
          <table:table-cell office:value-type="float" office:value="4644" calcext:value-type="float">
            <text:p>4644</text:p>
          </table:table-cell>
          <table:table-cell office:value-type="float" office:value="2165292" calcext:value-type="float">
            <text:p>2165292</text:p>
          </table:table-cell>
          <table:table-cell office:value-type="percentage" office:value="0.03682" calcext:value-type="percentage">
            <text:p>3.68%</text:p>
          </table:table-cell>
          <table:table-cell office:value-type="percentage" office:value="0.00523" calcext:value-type="percentage">
            <text:p>0.52%</text:p>
          </table:table-cell>
          <table:table-cell office:value-type="float" office:value="414199924" calcext:value-type="float">
            <text:p>414199924</text:p>
          </table:table-cell>
          <table:table-cell office:value-type="float" office:value="126132" calcext:value-type="float">
            <text:p>12613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0" calcext:value-type="float">
            <text:p>0</text:p>
          </table:table-cell>
          <table:table-cell office:value-type="float" office:value="1537254" calcext:value-type="float">
            <text:p>1537254</text:p>
          </table:table-cell>
          <table:table-cell office:value-type="float" office:value="7443084" calcext:value-type="float">
            <text:p>7443084</text:p>
          </table:table-cell>
          <table:table-cell office:value-type="percentage" office:value="0.80854" calcext:value-type="percentage">
            <text:p>80.85%</text:p>
          </table:table-cell>
          <table:table-cell office:value-type="percentage" office:value="0.04999" calcext:value-type="percentage">
            <text:p>5.00%</text:p>
          </table:table-cell>
          <table:table-cell office:value-type="float" office:value="148904246" calcext:value-type="float">
            <text:p>148904246</text:p>
          </table:table-cell>
          <table:table-cell office:value-type="float" office:value="1901269" calcext:value-type="float">
            <text:p>1901269</text:p>
          </table:table-cell>
          <table:table-cell office:value-type="float" office:value="0.01277" calcext:value-type="float">
            <text:p>0.0127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" calcext:value-type="float">
            <text:p>1</text:p>
          </table:table-cell>
          <table:table-cell office:value-type="float" office:value="606575" calcext:value-type="float">
            <text:p>606575</text:p>
          </table:table-cell>
          <table:table-cell office:value-type="float" office:value="6464018" calcext:value-type="float">
            <text:p>6464018</text:p>
          </table:table-cell>
          <table:table-cell office:value-type="percentage" office:value="0.71669" calcext:value-type="percentage">
            <text:p>71.67%</text:p>
          </table:table-cell>
          <table:table-cell office:value-type="percentage" office:value="0.04372" calcext:value-type="percentage">
            <text:p>4.37%</text:p>
          </table:table-cell>
          <table:table-cell office:value-type="float" office:value="147849330" calcext:value-type="float">
            <text:p>147849330</text:p>
          </table:table-cell>
          <table:table-cell office:value-type="float" office:value="846353" calcext:value-type="float">
            <text:p>846353</text:p>
          </table:table-cell>
          <table:table-cell office:value-type="float" office:value="0.00572" calcext:value-type="float">
            <text:p>0.0057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" calcext:value-type="float">
            <text:p>2</text:p>
          </table:table-cell>
          <table:table-cell office:value-type="float" office:value="387471" calcext:value-type="float">
            <text:p>387471</text:p>
          </table:table-cell>
          <table:table-cell office:value-type="float" office:value="6001268" calcext:value-type="float">
            <text:p>6001268</text:p>
          </table:table-cell>
          <table:table-cell office:value-type="percentage" office:value="0.66292" calcext:value-type="percentage">
            <text:p>66.29%</text:p>
          </table:table-cell>
          <table:table-cell office:value-type="percentage" office:value="0.04073" calcext:value-type="percentage">
            <text:p>4.07%</text:p>
          </table:table-cell>
          <table:table-cell office:value-type="float" office:value="147325606" calcext:value-type="float">
            <text:p>147325606</text:p>
          </table:table-cell>
          <table:table-cell office:value-type="float" office:value="584491" calcext:value-type="float">
            <text:p>584491</text:p>
          </table:table-cell>
          <table:table-cell office:value-type="float" office:value="0.00397" calcext:value-type="float">
            <text:p>0.00397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" calcext:value-type="float">
            <text:p>3</text:p>
          </table:table-cell>
          <table:table-cell office:value-type="float" office:value="283208" calcext:value-type="float">
            <text:p>283208</text:p>
          </table:table-cell>
          <table:table-cell office:value-type="float" office:value="5671856" calcext:value-type="float">
            <text:p>5671856</text:p>
          </table:table-cell>
          <table:table-cell office:value-type="percentage" office:value="0.62035" calcext:value-type="percentage">
            <text:p>62.04%</text:p>
          </table:table-cell>
          <table:table-cell office:value-type="percentage" office:value="0.0386" calcext:value-type="percentage">
            <text:p>3.86%</text:p>
          </table:table-cell>
          <table:table-cell office:value-type="float" office:value="146941726" calcext:value-type="float">
            <text:p>146941726</text:p>
          </table:table-cell>
          <table:table-cell office:value-type="float" office:value="456531" calcext:value-type="float">
            <text:p>456531</text:p>
          </table:table-cell>
          <table:table-cell office:value-type="float" office:value="0.00311" calcext:value-type="float">
            <text:p>0.0031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" calcext:value-type="float">
            <text:p>4</text:p>
          </table:table-cell>
          <table:table-cell office:value-type="float" office:value="224873" calcext:value-type="float">
            <text:p>224873</text:p>
          </table:table-cell>
          <table:table-cell office:value-type="float" office:value="5425960" calcext:value-type="float">
            <text:p>5425960</text:p>
          </table:table-cell>
          <table:table-cell office:value-type="percentage" office:value="0.58793" calcext:value-type="percentage">
            <text:p>58.79%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146645542" calcext:value-type="float">
            <text:p>146645542</text:p>
          </table:table-cell>
          <table:table-cell office:value-type="float" office:value="382485" calcext:value-type="float">
            <text:p>382485</text:p>
          </table:table-cell>
          <table:table-cell office:value-type="float" office:value="0.00261" calcext:value-type="float">
            <text:p>0.0026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" calcext:value-type="float">
            <text:p>5</text:p>
          </table:table-cell>
          <table:table-cell office:value-type="float" office:value="187325" calcext:value-type="float">
            <text:p>187325</text:p>
          </table:table-cell>
          <table:table-cell office:value-type="float" office:value="5228475" calcext:value-type="float">
            <text:p>5228475</text:p>
          </table:table-cell>
          <table:table-cell office:value-type="percentage" office:value="0.56161" calcext:value-type="percentage">
            <text:p>56.16%</text:p>
          </table:table-cell>
          <table:table-cell office:value-type="percentage" office:value="0.03571" calcext:value-type="percentage">
            <text:p>3.57%</text:p>
          </table:table-cell>
          <table:table-cell office:value-type="float" office:value="146400857" calcext:value-type="float">
            <text:p>146400857</text:p>
          </table:table-cell>
          <table:table-cell office:value-type="float" office:value="333548" calcext:value-type="float">
            <text:p>333548</text:p>
          </table:table-cell>
          <table:table-cell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" calcext:value-type="float">
            <text:p>6</text:p>
          </table:table-cell>
          <table:table-cell office:value-type="float" office:value="160154" calcext:value-type="float">
            <text:p>160154</text:p>
          </table:table-cell>
          <table:table-cell office:value-type="float" office:value="5057187" calcext:value-type="float">
            <text:p>5057187</text:p>
          </table:table-cell>
          <table:table-cell office:value-type="percentage" office:value="0.53855" calcext:value-type="percentage">
            <text:p>53.86%</text:p>
          </table:table-cell>
          <table:table-cell office:value-type="percentage" office:value="0.03459" calcext:value-type="percentage">
            <text:p>3.46%</text:p>
          </table:table-cell>
          <table:table-cell office:value-type="float" office:value="146183837" calcext:value-type="float">
            <text:p>146183837</text:p>
          </table:table-cell>
          <table:table-cell office:value-type="float" office:value="297378" calcext:value-type="float">
            <text:p>297378</text:p>
          </table:table-cell>
          <table:table-cell office:value-type="float" office:value="0.00203" calcext:value-type="float">
            <text:p>0.0020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" calcext:value-type="float">
            <text:p>7</text:p>
          </table:table-cell>
          <table:table-cell office:value-type="float" office:value="138591" calcext:value-type="float">
            <text:p>138591</text:p>
          </table:table-cell>
          <table:table-cell office:value-type="float" office:value="4899463" calcext:value-type="float">
            <text:p>4899463</text:p>
          </table:table-cell>
          <table:table-cell office:value-type="percentage" office:value="0.51629" calcext:value-type="percentage">
            <text:p>51.63%</text:p>
          </table:table-cell>
          <table:table-cell office:value-type="percentage" office:value="0.03356" calcext:value-type="percentage">
            <text:p>3.36%</text:p>
          </table:table-cell>
          <table:table-cell office:value-type="float" office:value="145981236" calcext:value-type="float">
            <text:p>145981236</text:p>
          </table:table-cell>
          <table:table-cell office:value-type="float" office:value="268435" calcext:value-type="float">
            <text:p>268435</text:p>
          </table:table-cell>
          <table:table-cell office:value-type="float" office:value="0.00184" calcext:value-type="float">
            <text:p>0.0018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" calcext:value-type="float">
            <text:p>8</text:p>
          </table:table-cell>
          <table:table-cell office:value-type="float" office:value="121974" calcext:value-type="float">
            <text:p>121974</text:p>
          </table:table-cell>
          <table:table-cell office:value-type="float" office:value="4760463" calcext:value-type="float">
            <text:p>4760463</text:p>
          </table:table-cell>
          <table:table-cell office:value-type="percentage" office:value="0.49647" calcext:value-type="percentage">
            <text:p>49.65%</text:p>
          </table:table-cell>
          <table:table-cell office:value-type="percentage" office:value="0.03265" calcext:value-type="percentage">
            <text:p>3.27%</text:p>
          </table:table-cell>
          <table:table-cell office:value-type="float" office:value="145799220" calcext:value-type="float">
            <text:p>145799220</text:p>
          </table:table-cell>
          <table:table-cell office:value-type="float" office:value="245683" calcext:value-type="float">
            <text:p>245683</text:p>
          </table:table-cell>
          <table:table-cell office:value-type="float" office:value="0.00169" calcext:value-type="float">
            <text:p>0.00169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" calcext:value-type="float">
            <text:p>9</text:p>
          </table:table-cell>
          <table:table-cell office:value-type="float" office:value="108621" calcext:value-type="float">
            <text:p>108621</text:p>
          </table:table-cell>
          <table:table-cell office:value-type="float" office:value="4634922" calcext:value-type="float">
            <text:p>4634922</text:p>
          </table:table-cell>
          <table:table-cell office:value-type="percentage" office:value="0.47817" calcext:value-type="percentage">
            <text:p>47.82%</text:p>
          </table:table-cell>
          <table:table-cell office:value-type="percentage" office:value="0.03183" calcext:value-type="percentage">
            <text:p>3.18%</text:p>
          </table:table-cell>
          <table:table-cell office:value-type="float" office:value="145632504" calcext:value-type="float">
            <text:p>145632504</text:p>
          </table:table-cell>
          <table:table-cell office:value-type="float" office:value="227159" calcext:value-type="float">
            <text:p>227159</text:p>
          </table:table-cell>
          <table:table-cell office:value-type="float" office:value="0.00156" calcext:value-type="float">
            <text:p>0.0015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" calcext:value-type="float">
            <text:p>10</text:p>
          </table:table-cell>
          <table:table-cell office:value-type="float" office:value="97761" calcext:value-type="float">
            <text:p>97761</text:p>
          </table:table-cell>
          <table:table-cell office:value-type="float" office:value="4521602" calcext:value-type="float">
            <text:p>4521602</text:p>
          </table:table-cell>
          <table:table-cell office:value-type="percentage" office:value="0.46184" calcext:value-type="percentage">
            <text:p>46.18%</text:p>
          </table:table-cell>
          <table:table-cell office:value-type="percentage" office:value="0.03108" calcext:value-type="percentage">
            <text:p>3.11%</text:p>
          </table:table-cell>
          <table:table-cell office:value-type="float" office:value="145477674" calcext:value-type="float">
            <text:p>145477674</text:p>
          </table:table-cell>
          <table:table-cell office:value-type="float" office:value="211676" calcext:value-type="float">
            <text:p>211676</text:p>
          </table:table-cell>
          <table:table-cell office:value-type="float" office:value="0.00146" calcext:value-type="float">
            <text:p>0.0014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20" calcext:value-type="float">
            <text:p>20</text:p>
          </table:table-cell>
          <table:table-cell office:value-type="float" office:value="46270" calcext:value-type="float">
            <text:p>46270</text:p>
          </table:table-cell>
          <table:table-cell office:value-type="float" office:value="3751291" calcext:value-type="float">
            <text:p>3751291</text:p>
          </table:table-cell>
          <table:table-cell office:value-type="percentage" office:value="0.34503" calcext:value-type="percentage">
            <text:p>34.50%</text:p>
          </table:table-cell>
          <table:table-cell office:value-type="percentage" office:value="0.02599" calcext:value-type="percentage">
            <text:p>2.60%</text:p>
          </table:table-cell>
          <table:table-cell office:value-type="float" office:value="144348022" calcext:value-type="float">
            <text:p>144348022</text:p>
          </table:table-cell>
          <table:table-cell office:value-type="float" office:value="134106" calcext:value-type="float">
            <text:p>134106</text:p>
          </table:table-cell>
          <table:table-cell office:value-type="float" office:value="0.00093" calcext:value-type="float">
            <text:p>0.0009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30" calcext:value-type="float">
            <text:p>30</text:p>
          </table:table-cell>
          <table:table-cell office:value-type="float" office:value="28710" calcext:value-type="float">
            <text:p>28710</text:p>
          </table:table-cell>
          <table:table-cell office:value-type="float" office:value="3301505" calcext:value-type="float">
            <text:p>3301505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02299" calcext:value-type="percentage">
            <text:p>2.30%</text:p>
          </table:table-cell>
          <table:table-cell office:value-type="float" office:value="143592053" calcext:value-type="float">
            <text:p>143592053</text:p>
          </table:table-cell>
          <table:table-cell office:value-type="float" office:value="103759" calcext:value-type="float">
            <text:p>103759</text:p>
          </table:table-cell>
          <table:table-cell office:value-type="float" office:value="0.00072" calcext:value-type="float">
            <text:p>0.00072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40" calcext:value-type="float">
            <text:p>40</text:p>
          </table:table-cell>
          <table:table-cell office:value-type="float" office:value="19949" calcext:value-type="float">
            <text:p>19949</text:p>
          </table:table-cell>
          <table:table-cell office:value-type="float" office:value="2986043" calcext:value-type="float">
            <text:p>2986043</text:p>
          </table:table-cell>
          <table:table-cell office:value-type="percentage" office:value="0.23001" calcext:value-type="percentage">
            <text:p>23.00%</text:p>
          </table:table-cell>
          <table:table-cell office:value-type="percentage" office:value="0.02088" calcext:value-type="percentage">
            <text:p>2.09%</text:p>
          </table:table-cell>
          <table:table-cell office:value-type="float" office:value="142994771" calcext:value-type="float">
            <text:p>142994771</text:p>
          </table:table-cell>
          <table:table-cell office:value-type="float" office:value="86730" calcext:value-type="float">
            <text:p>86730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50" calcext:value-type="float">
            <text:p>50</text:p>
          </table:table-cell>
          <table:table-cell office:value-type="float" office:value="14927" calcext:value-type="float">
            <text:p>14927</text:p>
          </table:table-cell>
          <table:table-cell office:value-type="float" office:value="2753059" calcext:value-type="float">
            <text:p>2753059</text:p>
          </table:table-cell>
          <table:table-cell office:value-type="percentage" office:value="0.19717" calcext:value-type="percentage">
            <text:p>19.72%</text:p>
          </table:table-cell>
          <table:table-cell office:value-type="percentage" office:value="0.01932" calcext:value-type="percentage">
            <text:p>1.93%</text:p>
          </table:table-cell>
          <table:table-cell office:value-type="float" office:value="142496853" calcext:value-type="float">
            <text:p>142496853</text:p>
          </table:table-cell>
          <table:table-cell office:value-type="float" office:value="75707" calcext:value-type="float">
            <text:p>75707</text:p>
          </table:table-cell>
          <table:table-cell office:value-type="float" office:value="0.00053" calcext:value-type="float">
            <text:p>0.00053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60" calcext:value-type="float">
            <text:p>60</text:p>
          </table:table-cell>
          <table:table-cell office:value-type="float" office:value="11702" calcext:value-type="float">
            <text:p>11702</text:p>
          </table:table-cell>
          <table:table-cell office:value-type="float" office:value="2569605" calcext:value-type="float">
            <text:p>2569605</text:p>
          </table:table-cell>
          <table:table-cell office:value-type="percentage" office:value="0.17237" calcext:value-type="percentage">
            <text:p>17.24%</text:p>
          </table:table-cell>
          <table:table-cell office:value-type="percentage" office:value="0.01809" calcext:value-type="percentage">
            <text:p>1.81%</text:p>
          </table:table-cell>
          <table:table-cell office:value-type="float" office:value="142064581" calcext:value-type="float">
            <text:p>142064581</text:p>
          </table:table-cell>
          <table:table-cell office:value-type="float" office:value="67888" calcext:value-type="float">
            <text:p>67888</text:p>
          </table:table-cell>
          <table:table-cell office:value-type="float" office:value="0.00048" calcext:value-type="float">
            <text:p>0.0004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70" calcext:value-type="float">
            <text:p>70</text:p>
          </table:table-cell>
          <table:table-cell office:value-type="float" office:value="9550" calcext:value-type="float">
            <text:p>9550</text:p>
          </table:table-cell>
          <table:table-cell office:value-type="float" office:value="2424180" calcext:value-type="float">
            <text:p>2424180</text:p>
          </table:table-cell>
          <table:table-cell office:value-type="percentage" office:value="0.15426" calcext:value-type="percentage">
            <text:p>15.43%</text:p>
          </table:table-cell>
          <table:table-cell office:value-type="percentage" office:value="0.01711" calcext:value-type="percentage">
            <text:p>1.71%</text:p>
          </table:table-cell>
          <table:table-cell office:value-type="float" office:value="141674062" calcext:value-type="float">
            <text:p>141674062</text:p>
          </table:table-cell>
          <table:table-cell office:value-type="float" office:value="61908" calcext:value-type="float">
            <text:p>61908</text:p>
          </table:table-cell>
          <table:table-cell office:value-type="float" office:value="0.00044" calcext:value-type="float">
            <text:p>0.0004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80" calcext:value-type="float">
            <text:p>80</text:p>
          </table:table-cell>
          <table:table-cell office:value-type="float" office:value="8029" calcext:value-type="float">
            <text:p>8029</text:p>
          </table:table-cell>
          <table:table-cell office:value-type="float" office:value="2306306" calcext:value-type="float">
            <text:p>2306306</text:p>
          </table:table-cell>
          <table:table-cell office:value-type="percentage" office:value="0.14004" calcext:value-type="percentage">
            <text:p>14.00%</text:p>
          </table:table-cell>
          <table:table-cell office:value-type="percentage" office:value="0.01632" calcext:value-type="percentage">
            <text:p>1.63%</text:p>
          </table:table-cell>
          <table:table-cell office:value-type="float" office:value="141329786" calcext:value-type="float">
            <text:p>141329786</text:p>
          </table:table-cell>
          <table:table-cell office:value-type="float" office:value="57335" calcext:value-type="float">
            <text:p>57335</text:p>
          </table:table-cell>
          <table:table-cell office:value-type="float" office:value="0.00041" calcext:value-type="float">
            <text:p>0.00041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90" calcext:value-type="float">
            <text:p>90</text:p>
          </table:table-cell>
          <table:table-cell office:value-type="float" office:value="6827" calcext:value-type="float">
            <text:p>6827</text:p>
          </table:table-cell>
          <table:table-cell office:value-type="float" office:value="2200472" calcext:value-type="float">
            <text:p>2200472</text:p>
          </table:table-cell>
          <table:table-cell office:value-type="percentage" office:value="0.12752" calcext:value-type="percentage">
            <text:p>12.75%</text:p>
          </table:table-cell>
          <table:table-cell office:value-type="percentage" office:value="0.01561" calcext:value-type="percentage">
            <text:p>1.56%</text:p>
          </table:table-cell>
          <table:table-cell office:value-type="float" office:value="141005921" calcext:value-type="float">
            <text:p>141005921</text:p>
          </table:table-cell>
          <table:table-cell office:value-type="float" office:value="53537" calcext:value-type="float">
            <text:p>53537</text:p>
          </table:table-cell>
          <table:table-cell office:value-type="float" office:value="0.00038" calcext:value-type="float">
            <text:p>0.00038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00" calcext:value-type="float">
            <text:p>100</text:p>
          </table:table-cell>
          <table:table-cell office:value-type="float" office:value="5859" calcext:value-type="float">
            <text:p>5859</text:p>
          </table:table-cell>
          <table:table-cell office:value-type="float" office:value="2104940" calcext:value-type="float">
            <text:p>2104940</text:p>
          </table:table-cell>
          <table:table-cell office:value-type="percentage" office:value="0.11642" calcext:value-type="percentage">
            <text:p>11.64%</text:p>
          </table:table-cell>
          <table:table-cell office:value-type="percentage" office:value="0.01496" calcext:value-type="percentage">
            <text:p>1.50%</text:p>
          </table:table-cell>
          <table:table-cell office:value-type="float" office:value="140699739" calcext:value-type="float">
            <text:p>140699739</text:p>
          </table:table-cell>
          <table:table-cell office:value-type="float" office:value="50327" calcext:value-type="float">
            <text:p>50327</text:p>
          </table:table-cell>
          <table:table-cell office:value-type="float" office:value="0.00036" calcext:value-type="float">
            <text:p>0.00036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10" calcext:value-type="float">
            <text:p>110</text:p>
          </table:table-cell>
          <table:table-cell office:value-type="float" office:value="5045" calcext:value-type="float">
            <text:p>5045</text:p>
          </table:table-cell>
          <table:table-cell office:value-type="float" office:value="2017184" calcext:value-type="float">
            <text:p>2017184</text:p>
          </table:table-cell>
          <table:table-cell office:value-type="percentage" office:value="0.10615" calcext:value-type="percentage">
            <text:p>10.62%</text:p>
          </table:table-cell>
          <table:table-cell office:value-type="percentage" office:value="0.01437" calcext:value-type="percentage">
            <text:p>1.44%</text:p>
          </table:table-cell>
          <table:table-cell office:value-type="float" office:value="140404498" calcext:value-type="float">
            <text:p>140404498</text:p>
          </table:table-cell>
          <table:table-cell office:value-type="float" office:value="47525" calcext:value-type="float">
            <text:p>47525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string" calcext:value-type="string">
            <text:p>wiki</text:p>
          </table:table-cell>
          <table:table-cell office:value-type="float" office:value="120" calcext:value-type="float">
            <text:p>120</text:p>
          </table:table-cell>
          <table:table-cell office:value-type="float" office:value="4424" calcext:value-type="float">
            <text:p>4424</text:p>
          </table:table-cell>
          <table:table-cell office:value-type="float" office:value="1943319" calcext:value-type="float">
            <text:p>1943319</text:p>
          </table:table-cell>
          <table:table-cell office:value-type="percentage" office:value="0.09815" calcext:value-type="percentage">
            <text:p>9.82%</text:p>
          </table:table-cell>
          <table:table-cell office:value-type="percentage" office:value="0.01387" calcext:value-type="percentage">
            <text:p>1.39%</text:p>
          </table:table-cell>
          <table:table-cell office:value-type="float" office:value="140121574" calcext:value-type="float">
            <text:p>140121574</text:p>
          </table:table-cell>
          <table:table-cell office:value-type="float" office:value="45073" calcext:value-type="float">
            <text:p>45073</text:p>
          </table:table-cell>
          <table:table-cell office:value-type="float" office:value="0.00032" calcext:value-type="float">
            <text:p>0.00032</text:p>
          </table:table-cell>
        </table:table-row>
      </table:table>
      <table:table table:name="Pivot Table_s1040checkCoverage_2" table:style-name="ta1">
        <table:shapes>
          <draw:frame draw:z-index="0" draw:style-name="gr1" draw:text-style-name="P1" svg:width="159.99mm" svg:height="89.99mm" svg:x="0mm" svg:y="117.37mm">
            <draw:object draw:notify-on-update-of-ranges="PT@categories PT@label 0 PT@data 0 PT@label 1 PT@data 1 PT@label 2 PT@data 2 PT@label 3 PT@data 3 PT@label 4 PT@data 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5"/>
        <table:table-column table:style-name="co7" table:default-cell-style-name="ce10"/>
        <table:table-column table:style-name="co7" table:number-columns-repeated="3" table:default-cell-style-name="ce16"/>
        <table:table-column table:style-name="co7" table:default-cell-style-name="ce20"/>
        <table:table-column table:style-name="co7" table:default-cell-style-name="ce26"/>
        <table:table-row table:style-name="ro1">
          <table:table-cell table:style-name="ce2" office:value-type="string" calcext:value-type="string">
            <text:p>Sum - TypesPC</text:p>
          </table:table-cell>
          <table:table-cell table:style-name="ce7" office:value-type="string" calcext:value-type="string">
            <text:p>corp</text:p>
          </table:table-cell>
          <table:table-cell table:style-name="ce13" table:number-columns-repeated="4"/>
          <table:table-cell table:style-name="ce23"/>
        </table:table-row>
        <table:table-row table:style-name="ro1">
          <table:table-cell table:style-name="ce3" office:value-type="string" calcext:value-type="string">
            <text:p>lim</text:p>
          </table:table-cell>
          <table:table-cell table:style-name="ce8" office:value-type="string" calcext:value-type="string">
            <text:p>all</text:p>
          </table:table-cell>
          <table:table-cell table:style-name="ce14" office:value-type="string" calcext:value-type="string">
            <text:p>fict</text:p>
          </table:table-cell>
          <table:table-cell table:style-name="ce14" office:value-type="string" calcext:value-type="string">
            <text:p>law</text:p>
          </table:table-cell>
          <table:table-cell table:style-name="ce14" office:value-type="string" calcext:value-type="string">
            <text:p>news</text:p>
          </table:table-cell>
          <table:table-cell table:style-name="ce14" office:value-type="string" calcext:value-type="string">
            <text:p>wiki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9" office:value-type="percentage" office:value="0.58046" calcext:value-type="percentage">
            <text:p>58.05%</text:p>
          </table:table-cell>
          <table:table-cell table:style-name="ce15" office:value-type="percentage" office:value="0.25411" calcext:value-type="percentage">
            <text:p>25.41%</text:p>
          </table:table-cell>
          <table:table-cell table:style-name="ce15" office:value-type="percentage" office:value="0.37425" calcext:value-type="percentage">
            <text:p>37.43%</text:p>
          </table:table-cell>
          <table:table-cell table:style-name="ce15" office:value-type="percentage" office:value="0.44657" calcext:value-type="percentage">
            <text:p>44.66%</text:p>
          </table:table-cell>
          <table:table-cell table:style-name="ce19" office:value-type="percentage" office:value="0.80854" calcext:value-type="percentage">
            <text:p>80.85%</text:p>
          </table:table-cell>
          <table:table-cell table:style-name="ce25" office:value-type="float" office:value="2.46393" calcext:value-type="float">
            <text:p>2.46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4472" calcext:value-type="percentage">
            <text:p>44.72%</text:p>
          </table:table-cell>
          <table:table-cell office:value-type="percentage" office:value="0.17169" calcext:value-type="percentage">
            <text:p>17.17%</text:p>
          </table:table-cell>
          <table:table-cell office:value-type="percentage" office:value="0.29579" calcext:value-type="percentage">
            <text:p>29.58%</text:p>
          </table:table-cell>
          <table:table-cell office:value-type="percentage" office:value="0.31164" calcext:value-type="percentage">
            <text:p>31.16%</text:p>
          </table:table-cell>
          <table:table-cell office:value-type="percentage" office:value="0.71669" calcext:value-type="percentage">
            <text:p>71.67%</text:p>
          </table:table-cell>
          <table:table-cell office:value-type="float" office:value="1.94301" calcext:value-type="float">
            <text:p>1.94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38632" calcext:value-type="percentage">
            <text:p>38.63%</text:p>
          </table:table-cell>
          <table:table-cell office:value-type="percentage" office:value="0.11413" calcext:value-type="percentage">
            <text:p>11.41%</text:p>
          </table:table-cell>
          <table:table-cell office:value-type="percentage" office:value="0.25696" calcext:value-type="percentage">
            <text:p>25.70%</text:p>
          </table:table-cell>
          <table:table-cell office:value-type="percentage" office:value="0.25338" calcext:value-type="percentage">
            <text:p>25.34%</text:p>
          </table:table-cell>
          <table:table-cell office:value-type="percentage" office:value="0.66292" calcext:value-type="percentage">
            <text:p>66.29%</text:p>
          </table:table-cell>
          <table:table-cell office:value-type="float" office:value="1.67371" calcext:value-type="float">
            <text:p>1.67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34989" calcext:value-type="percentage">
            <text:p>34.99%</text:p>
          </table:table-cell>
          <table:table-cell office:value-type="percentage" office:value="0.10149" calcext:value-type="percentage">
            <text:p>10.15%</text:p>
          </table:table-cell>
          <table:table-cell office:value-type="percentage" office:value="0.23877" calcext:value-type="percentage">
            <text:p>23.88%</text:p>
          </table:table-cell>
          <table:table-cell office:value-type="percentage" office:value="0.22162" calcext:value-type="percentage">
            <text:p>22.16%</text:p>
          </table:table-cell>
          <table:table-cell office:value-type="percentage" office:value="0.62035" calcext:value-type="percentage">
            <text:p>62.04%</text:p>
          </table:table-cell>
          <table:table-cell office:value-type="float" office:value="1.53212" calcext:value-type="float">
            <text:p>1.53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3236" calcext:value-type="percentage">
            <text:p>32.36%</text:p>
          </table:table-cell>
          <table:table-cell office:value-type="percentage" office:value="0.08544" calcext:value-type="percentage">
            <text:p>8.54%</text:p>
          </table:table-cell>
          <table:table-cell office:value-type="percentage" office:value="0.22275" calcext:value-type="percentage">
            <text:p>22.28%</text:p>
          </table:table-cell>
          <table:table-cell office:value-type="percentage" office:value="0.19873" calcext:value-type="percentage">
            <text:p>19.87%</text:p>
          </table:table-cell>
          <table:table-cell office:value-type="percentage" office:value="0.58793" calcext:value-type="percentage">
            <text:p>58.79%</text:p>
          </table:table-cell>
          <table:table-cell office:value-type="float" office:value="1.41845" calcext:value-type="float">
            <text:p>1.41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30497" calcext:value-type="percentage">
            <text:p>30.50%</text:p>
          </table:table-cell>
          <table:table-cell office:value-type="percentage" office:value="0.07904" calcext:value-type="percentage">
            <text:p>7.90%</text:p>
          </table:table-cell>
          <table:table-cell office:value-type="percentage" office:value="0.2126" calcext:value-type="percentage">
            <text:p>21.26%</text:p>
          </table:table-cell>
          <table:table-cell office:value-type="percentage" office:value="0.18274" calcext:value-type="percentage">
            <text:p>18.27%</text:p>
          </table:table-cell>
          <table:table-cell office:value-type="percentage" office:value="0.56161" calcext:value-type="percentage">
            <text:p>56.16%</text:p>
          </table:table-cell>
          <table:table-cell office:value-type="float" office:value="1.34096" calcext:value-type="float">
            <text:p>1.34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28904" calcext:value-type="percentage">
            <text:p>28.90%</text:p>
          </table:table-cell>
          <table:table-cell office:value-type="percentage" office:value="0.0711" calcext:value-type="percentage">
            <text:p>7.11%</text:p>
          </table:table-cell>
          <table:table-cell office:value-type="percentage" office:value="0.20305" calcext:value-type="percentage">
            <text:p>20.31%</text:p>
          </table:table-cell>
          <table:table-cell office:value-type="percentage" office:value="0.16967" calcext:value-type="percentage">
            <text:p>16.97%</text:p>
          </table:table-cell>
          <table:table-cell office:value-type="percentage" office:value="0.53855" calcext:value-type="percentage">
            <text:p>53.86%</text:p>
          </table:table-cell>
          <table:table-cell office:value-type="float" office:value="1.27141" calcext:value-type="float">
            <text:p>1.27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27558" calcext:value-type="percentage">
            <text:p>27.56%</text:p>
          </table:table-cell>
          <table:table-cell office:value-type="percentage" office:value="0.06734" calcext:value-type="percentage">
            <text:p>6.73%</text:p>
          </table:table-cell>
          <table:table-cell office:value-type="percentage" office:value="0.19504" calcext:value-type="percentage">
            <text:p>19.50%</text:p>
          </table:table-cell>
          <table:table-cell office:value-type="percentage" office:value="0.15976" calcext:value-type="percentage">
            <text:p>15.98%</text:p>
          </table:table-cell>
          <table:table-cell office:value-type="percentage" office:value="0.51629" calcext:value-type="percentage">
            <text:p>51.63%</text:p>
          </table:table-cell>
          <table:table-cell office:value-type="float" office:value="1.21401" calcext:value-type="float">
            <text:p>1.21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26357" calcext:value-type="percentage">
            <text:p>26.36%</text:p>
          </table:table-cell>
          <table:table-cell office:value-type="percentage" office:value="0.06257" calcext:value-type="percentage">
            <text:p>6.26%</text:p>
          </table:table-cell>
          <table:table-cell office:value-type="percentage" office:value="0.1876" calcext:value-type="percentage">
            <text:p>18.76%</text:p>
          </table:table-cell>
          <table:table-cell office:value-type="percentage" office:value="0.15147" calcext:value-type="percentage">
            <text:p>15.15%</text:p>
          </table:table-cell>
          <table:table-cell office:value-type="percentage" office:value="0.49647" calcext:value-type="percentage">
            <text:p>49.65%</text:p>
          </table:table-cell>
          <table:table-cell office:value-type="float" office:value="1.16168" calcext:value-type="float">
            <text:p>1.16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25324" calcext:value-type="percentage">
            <text:p>25.32%</text:p>
          </table:table-cell>
          <table:table-cell office:value-type="percentage" office:value="0.06047" calcext:value-type="percentage">
            <text:p>6.05%</text:p>
          </table:table-cell>
          <table:table-cell office:value-type="percentage" office:value="0.1817" calcext:value-type="percentage">
            <text:p>18.17%</text:p>
          </table:table-cell>
          <table:table-cell office:value-type="percentage" office:value="0.14411" calcext:value-type="percentage">
            <text:p>14.41%</text:p>
          </table:table-cell>
          <table:table-cell office:value-type="percentage" office:value="0.47817" calcext:value-type="percentage">
            <text:p>47.82%</text:p>
          </table:table-cell>
          <table:table-cell office:value-type="float" office:value="1.11769" calcext:value-type="float">
            <text:p>1.11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24396" calcext:value-type="percentage">
            <text:p>24.40%</text:p>
          </table:table-cell>
          <table:table-cell office:value-type="percentage" office:value="0.05687" calcext:value-type="percentage">
            <text:p>5.69%</text:p>
          </table:table-cell>
          <table:table-cell office:value-type="percentage" office:value="0.17592" calcext:value-type="percentage">
            <text:p>17.59%</text:p>
          </table:table-cell>
          <table:table-cell office:value-type="percentage" office:value="0.1378" calcext:value-type="percentage">
            <text:p>13.78%</text:p>
          </table:table-cell>
          <table:table-cell office:value-type="percentage" office:value="0.46184" calcext:value-type="percentage">
            <text:p>46.18%</text:p>
          </table:table-cell>
          <table:table-cell office:value-type="float" office:value="1.07639" calcext:value-type="float">
            <text:p>1.07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879" calcext:value-type="percentage">
            <text:p>18.79%</text:p>
          </table:table-cell>
          <table:table-cell office:value-type="percentage" office:value="0.04135" calcext:value-type="percentage">
            <text:p>4.14%</text:p>
          </table:table-cell>
          <table:table-cell office:value-type="percentage" office:value="0.14079" calcext:value-type="percentage">
            <text:p>14.08%</text:p>
          </table:table-cell>
          <table:table-cell office:value-type="percentage" office:value="0.1009" calcext:value-type="percentage">
            <text:p>10.09%</text:p>
          </table:table-cell>
          <table:table-cell office:value-type="percentage" office:value="0.34503" calcext:value-type="percentage">
            <text:p>34.50%</text:p>
          </table:table-cell>
          <table:table-cell office:value-type="float" office:value="0.81597" calcext:value-type="float">
            <text:p>0.81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15668" calcext:value-type="percentage">
            <text:p>15.67%</text:p>
          </table:table-cell>
          <table:table-cell office:value-type="percentage" office:value="0.03482" calcext:value-type="percentage">
            <text:p>3.48%</text:p>
          </table:table-cell>
          <table:table-cell office:value-type="percentage" office:value="0.11679" calcext:value-type="percentage">
            <text:p>11.68%</text:p>
          </table:table-cell>
          <table:table-cell office:value-type="percentage" office:value="0.08278" calcext:value-type="percentage">
            <text:p>8.28%</text:p>
          </table:table-cell>
          <table:table-cell office:value-type="percentage" office:value="0.2767" calcext:value-type="percentage">
            <text:p>27.67%</text:p>
          </table:table-cell>
          <table:table-cell office:value-type="float" office:value="0.66777" calcext:value-type="float">
            <text:p>0.667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13669" calcext:value-type="percentage">
            <text:p>13.67%</text:p>
          </table:table-cell>
          <table:table-cell office:value-type="percentage" office:value="0.0298" calcext:value-type="percentage">
            <text:p>2.98%</text:p>
          </table:table-cell>
          <table:table-cell office:value-type="percentage" office:value="0.10374" calcext:value-type="percentage">
            <text:p>10.37%</text:p>
          </table:table-cell>
          <table:table-cell office:value-type="percentage" office:value="0.07126" calcext:value-type="percentage">
            <text:p>7.13%</text:p>
          </table:table-cell>
          <table:table-cell office:value-type="percentage" office:value="0.23001" calcext:value-type="percentage">
            <text:p>23.00%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12256" calcext:value-type="percentage">
            <text:p>12.26%</text:p>
          </table:table-cell>
          <table:table-cell office:value-type="percentage" office:value="0.02768" calcext:value-type="percentage">
            <text:p>2.77%</text:p>
          </table:table-cell>
          <table:table-cell office:value-type="percentage" office:value="0.09508" calcext:value-type="percentage">
            <text:p>9.51%</text:p>
          </table:table-cell>
          <table:table-cell office:value-type="percentage" office:value="0.06269" calcext:value-type="percentage">
            <text:p>6.27%</text:p>
          </table:table-cell>
          <table:table-cell office:value-type="percentage" office:value="0.19717" calcext:value-type="percentage">
            <text:p>19.72%</text:p>
          </table:table-cell>
          <table:table-cell office:value-type="float" office:value="0.50518" calcext:value-type="float">
            <text:p>0.50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.10978" calcext:value-type="percentage">
            <text:p>10.98%</text:p>
          </table:table-cell>
          <table:table-cell office:value-type="percentage" office:value="0.02608" calcext:value-type="percentage">
            <text:p>2.61%</text:p>
          </table:table-cell>
          <table:table-cell office:value-type="percentage" office:value="0.08279" calcext:value-type="percentage">
            <text:p>8.28%</text:p>
          </table:table-cell>
          <table:table-cell office:value-type="percentage" office:value="0.05651" calcext:value-type="percentage">
            <text:p>5.65%</text:p>
          </table:table-cell>
          <table:table-cell office:value-type="percentage" office:value="0.17237" calcext:value-type="percentage">
            <text:p>17.24%</text:p>
          </table:table-cell>
          <table:table-cell office:value-type="float" office:value="0.44753" calcext:value-type="float">
            <text:p>0.447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.09873" calcext:value-type="percentage">
            <text:p>9.87%</text:p>
          </table:table-cell>
          <table:table-cell office:value-type="percentage" office:value="0.02419" calcext:value-type="percentage">
            <text:p>2.42%</text:p>
          </table:table-cell>
          <table:table-cell office:value-type="percentage" office:value="0.06997" calcext:value-type="percentage">
            <text:p>7.00%</text:p>
          </table:table-cell>
          <table:table-cell office:value-type="percentage" office:value="0.05152" calcext:value-type="percentage">
            <text:p>5.15%</text:p>
          </table:table-cell>
          <table:table-cell office:value-type="percentage" office:value="0.15426" calcext:value-type="percentage">
            <text:p>15.43%</text:p>
          </table:table-cell>
          <table:table-cell office:value-type="float" office:value="0.39867" calcext:value-type="float">
            <text:p>0.39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percentage" office:value="0.09114" calcext:value-type="percentage">
            <text:p>9.11%</text:p>
          </table:table-cell>
          <table:table-cell office:value-type="percentage" office:value="0.0227" calcext:value-type="percentage">
            <text:p>2.27%</text:p>
          </table:table-cell>
          <table:table-cell office:value-type="percentage" office:value="0.06498" calcext:value-type="percentage">
            <text:p>6.50%</text:p>
          </table:table-cell>
          <table:table-cell office:value-type="percentage" office:value="0.04759" calcext:value-type="percentage">
            <text:p>4.76%</text:p>
          </table:table-cell>
          <table:table-cell office:value-type="percentage" office:value="0.14004" calcext:value-type="percentage">
            <text:p>14.00%</text:p>
          </table:table-cell>
          <table:table-cell office:value-type="float" office:value="0.36645" calcext:value-type="float">
            <text:p>0.366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percentage" office:value="0.08468" calcext:value-type="percentage">
            <text:p>8.47%</text:p>
          </table:table-cell>
          <table:table-cell office:value-type="percentage" office:value="0.02129" calcext:value-type="percentage">
            <text:p>2.13%</text:p>
          </table:table-cell>
          <table:table-cell office:value-type="percentage" office:value="0.06031" calcext:value-type="percentage">
            <text:p>6.03%</text:p>
          </table:table-cell>
          <table:table-cell office:value-type="percentage" office:value="0.04424" calcext:value-type="percentage">
            <text:p>4.42%</text:p>
          </table:table-cell>
          <table:table-cell office:value-type="percentage" office:value="0.12752" calcext:value-type="percentage">
            <text:p>12.75%</text:p>
          </table:table-cell>
          <table:table-cell office:value-type="float" office:value="0.33804" calcext:value-type="float">
            <text:p>0.33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07901" calcext:value-type="percentage">
            <text:p>7.90%</text:p>
          </table:table-cell>
          <table:table-cell office:value-type="percentage" office:value="0.02033" calcext:value-type="percentage">
            <text:p>2.03%</text:p>
          </table:table-cell>
          <table:table-cell office:value-type="percentage" office:value="0.05624" calcext:value-type="percentage">
            <text:p>5.62%</text:p>
          </table:table-cell>
          <table:table-cell office:value-type="percentage" office:value="0.04144" calcext:value-type="percentage">
            <text:p>4.14%</text:p>
          </table:table-cell>
          <table:table-cell office:value-type="percentage" office:value="0.11642" calcext:value-type="percentage">
            <text:p>11.64%</text:p>
          </table:table-cell>
          <table:table-cell office:value-type="float" office:value="0.31344" calcext:value-type="float">
            <text:p>0.313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percentage" office:value="0.07443" calcext:value-type="percentage">
            <text:p>7.44%</text:p>
          </table:table-cell>
          <table:table-cell office:value-type="percentage" office:value="0.01838" calcext:value-type="percentage">
            <text:p>1.84%</text:p>
          </table:table-cell>
          <table:table-cell office:value-type="percentage" office:value="0.05372" calcext:value-type="percentage">
            <text:p>5.37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10615" calcext:value-type="percentage">
            <text:p>10.62%</text:p>
          </table:table-cell>
          <table:table-cell office:value-type="float" office:value="0.29168" calcext:value-type="float">
            <text:p>0.29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1" office:value-type="percentage" office:value="0.0703" calcext:value-type="percentage">
            <text:p>7.03%</text:p>
          </table:table-cell>
          <table:table-cell table:style-name="ce17" office:value-type="percentage" office:value="0.01686" calcext:value-type="percentage">
            <text:p>1.69%</text:p>
          </table:table-cell>
          <table:table-cell table:style-name="ce17" office:value-type="percentage" office:value="0.05082" calcext:value-type="percentage">
            <text:p>5.08%</text:p>
          </table:table-cell>
          <table:table-cell table:style-name="ce17" office:value-type="percentage" office:value="0.03682" calcext:value-type="percentage">
            <text:p>3.68%</text:p>
          </table:table-cell>
          <table:table-cell table:style-name="ce21" office:value-type="percentage" office:value="0.09815" calcext:value-type="percentage">
            <text:p>9.82%</text:p>
          </table:table-cell>
          <table:table-cell table:style-name="ce27" office:value-type="float" office:value="0.27295" calcext:value-type="float">
            <text:p>0.27295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4.92973" calcext:value-type="float">
            <text:p>4.92973</text:p>
          </table:table-cell>
          <table:table-cell table:style-name="ce18" office:value-type="float" office:value="1.40773" calcext:value-type="float">
            <text:p>1.40773</text:p>
          </table:table-cell>
          <table:table-cell table:style-name="ce18" office:value-type="float" office:value="3.43966" calcext:value-type="float">
            <text:p>3.43966</text:p>
          </table:table-cell>
          <table:table-cell table:style-name="ce18" office:value-type="float" office:value="3.01224" calcext:value-type="float">
            <text:p>3.01224</text:p>
          </table:table-cell>
          <table:table-cell table:style-name="ce22" office:value-type="float" office:value="8.41318" calcext:value-type="float">
            <text:p>8.41318</text:p>
          </table:table-cell>
          <table:table-cell table:style-name="ce28" office:value-type="float" office:value="21.20254" calcext:value-type="float">
            <text:p>21.20254</text:p>
          </table:table-cell>
        </table:table-row>
      </table:table>
      <table:table table:name="Pivot Table_s1040checkCoverage_1" table:style-name="ta1">
        <table:shapes>
          <draw:frame draw:z-index="0" draw:style-name="gr1" draw:text-style-name="P1" svg:width="159.99mm" svg:height="89.99mm" svg:x="0mm" svg:y="121.7m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ce5"/>
        <table:table-column table:style-name="co7" table:default-cell-style-name="ce30"/>
        <table:table-column table:style-name="co7" table:number-columns-repeated="3" table:default-cell-style-name="ce35"/>
        <table:table-column table:style-name="co7" table:default-cell-style-name="ce39"/>
        <table:table-column table:style-name="co7" table:default-cell-style-name="ce44"/>
        <table:table-row table:style-name="ro1">
          <table:table-cell table:style-name="ce2" office:value-type="string" calcext:value-type="string">
            <text:p>Sum - TypesPC</text:p>
          </table:table-cell>
          <table:table-cell table:style-name="ce7" office:value-type="string" calcext:value-type="string">
            <text:p>corp</text:p>
          </table:table-cell>
          <table:table-cell table:style-name="ce13" table:number-columns-repeated="4"/>
          <table:table-cell table:style-name="ce23"/>
        </table:table-row>
        <table:table-row table:style-name="ro1">
          <table:table-cell table:style-name="ce3" office:value-type="string" calcext:value-type="string">
            <text:p>lim</text:p>
          </table:table-cell>
          <table:table-cell table:style-name="ce8" office:value-type="string" calcext:value-type="string">
            <text:p>all</text:p>
          </table:table-cell>
          <table:table-cell table:style-name="ce14" office:value-type="string" calcext:value-type="string">
            <text:p>fict</text:p>
          </table:table-cell>
          <table:table-cell table:style-name="ce14" office:value-type="string" calcext:value-type="string">
            <text:p>law</text:p>
          </table:table-cell>
          <table:table-cell table:style-name="ce14" office:value-type="string" calcext:value-type="string">
            <text:p>news</text:p>
          </table:table-cell>
          <table:table-cell table:style-name="ce14" office:value-type="string" calcext:value-type="string">
            <text:p>wiki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29" office:value-type="float" office:value="0.58046" calcext:value-type="float">
            <text:p>0.58046</text:p>
          </table:table-cell>
          <table:table-cell table:style-name="ce34" office:value-type="float" office:value="0.25411" calcext:value-type="float">
            <text:p>0.25411</text:p>
          </table:table-cell>
          <table:table-cell table:style-name="ce34" office:value-type="float" office:value="0.37425" calcext:value-type="float">
            <text:p>0.37425</text:p>
          </table:table-cell>
          <table:table-cell table:style-name="ce34" office:value-type="float" office:value="0.44657" calcext:value-type="float">
            <text:p>0.44657</text:p>
          </table:table-cell>
          <table:table-cell table:style-name="ce38" office:value-type="float" office:value="0.80854" calcext:value-type="float">
            <text:p>0.80854</text:p>
          </table:table-cell>
          <table:table-cell table:style-name="ce43" office:value-type="float" office:value="2.46393" calcext:value-type="float">
            <text:p>2.46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71669" calcext:value-type="float">
            <text:p>0.71669</text:p>
          </table:table-cell>
          <table:table-cell office:value-type="float" office:value="1.94301" calcext:value-type="float">
            <text:p>1.94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6292" calcext:value-type="float">
            <text:p>0.66292</text:p>
          </table:table-cell>
          <table:table-cell office:value-type="float" office:value="1.67371" calcext:value-type="float">
            <text:p>1.67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4989" calcext:value-type="float">
            <text:p>0.34989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1.53212" calcext:value-type="float">
            <text:p>1.53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1.41845" calcext:value-type="float">
            <text:p>1.418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1.34096" calcext:value-type="float">
            <text:p>1.34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1.27141" calcext:value-type="float">
            <text:p>1.271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558" calcext:value-type="float">
            <text:p>0.27558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51629" calcext:value-type="float">
            <text:p>0.51629</text:p>
          </table:table-cell>
          <table:table-cell office:value-type="float" office:value="1.21401" calcext:value-type="float">
            <text:p>1.21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49647" calcext:value-type="float">
            <text:p>0.49647</text:p>
          </table:table-cell>
          <table:table-cell office:value-type="float" office:value="1.16168" calcext:value-type="float">
            <text:p>1.161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324" calcext:value-type="float">
            <text:p>0.25324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47817" calcext:value-type="float">
            <text:p>0.47817</text:p>
          </table:table-cell>
          <table:table-cell office:value-type="float" office:value="1.11769" calcext:value-type="float">
            <text:p>1.117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396" calcext:value-type="float">
            <text:p>0.24396</text:p>
          </table:table-cell>
          <table:table-cell office:value-type="float" office:value="0.05687" calcext:value-type="float">
            <text:p>0.05687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6184" calcext:value-type="float">
            <text:p>0.46184</text:p>
          </table:table-cell>
          <table:table-cell office:value-type="float" office:value="1.07639" calcext:value-type="float">
            <text:p>1.076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/>
          <table:table-cell table:style-name="Pivot_20_Table_20_Value" table:number-columns-repeated="3"/>
          <table:table-cell table:style-name="ce40"/>
          <table:table-cell table:style-name="ce2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04135" calcext:value-type="float">
            <text:p>0.04135</text:p>
          </table:table-cell>
          <table:table-cell office:value-type="float" office:value="0.14079" calcext:value-type="float">
            <text:p>0.14079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34503" calcext:value-type="float">
            <text:p>0.34503</text:p>
          </table:table-cell>
          <table:table-cell office:value-type="float" office:value="0.81597" calcext:value-type="float">
            <text:p>0.815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668" calcext:value-type="float">
            <text:p>0.15668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0.11679" calcext:value-type="float">
            <text:p>0.11679</text:p>
          </table:table-cell>
          <table:table-cell office:value-type="float" office:value="0.08278" calcext:value-type="float">
            <text:p>0.08278</text:p>
          </table:table-cell>
          <table:table-cell office:value-type="float" office:value="0.2767" calcext:value-type="float">
            <text:p>0.2767</text:p>
          </table:table-cell>
          <table:table-cell office:value-type="float" office:value="0.66777" calcext:value-type="float">
            <text:p>0.667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3669" calcext:value-type="float">
            <text:p>0.13669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10374" calcext:value-type="float">
            <text:p>0.10374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23001" calcext:value-type="float">
            <text:p>0.23001</text:p>
          </table:table-cell>
          <table:table-cell office:value-type="float" office:value="0.5715" calcext:value-type="float">
            <text:p>0.57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2256" calcext:value-type="float">
            <text:p>0.12256</text:p>
          </table:table-cell>
          <table:table-cell office:value-type="float" office:value="0.02768" calcext:value-type="float">
            <text:p>0.02768</text:p>
          </table:table-cell>
          <table:table-cell office:value-type="float" office:value="0.09508" calcext:value-type="float">
            <text:p>0.09508</text:p>
          </table:table-cell>
          <table:table-cell office:value-type="float" office:value="0.06269" calcext:value-type="float">
            <text:p>0.06269</text:p>
          </table:table-cell>
          <table:table-cell office:value-type="float" office:value="0.19717" calcext:value-type="float">
            <text:p>0.19717</text:p>
          </table:table-cell>
          <table:table-cell office:value-type="float" office:value="0.50518" calcext:value-type="float">
            <text:p>0.505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0978" calcext:value-type="float">
            <text:p>0.10978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05651" calcext:value-type="float">
            <text:p>0.05651</text:p>
          </table:table-cell>
          <table:table-cell office:value-type="float" office:value="0.17237" calcext:value-type="float">
            <text:p>0.17237</text:p>
          </table:table-cell>
          <table:table-cell office:value-type="float" office:value="0.44753" calcext:value-type="float">
            <text:p>0.447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02419" calcext:value-type="float">
            <text:p>0.02419</text:p>
          </table:table-cell>
          <table:table-cell office:value-type="float" office:value="0.06997" calcext:value-type="float">
            <text:p>0.06997</text:p>
          </table:table-cell>
          <table:table-cell office:value-type="float" office:value="0.05152" calcext:value-type="float">
            <text:p>0.05152</text:p>
          </table:table-cell>
          <table:table-cell office:value-type="float" office:value="0.15426" calcext:value-type="float">
            <text:p>0.15426</text:p>
          </table:table-cell>
          <table:table-cell office:value-type="float" office:value="0.39867" calcext:value-type="float">
            <text:p>0.39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9114" calcext:value-type="float">
            <text:p>0.09114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6498" calcext:value-type="float">
            <text:p>0.06498</text:p>
          </table:table-cell>
          <table:table-cell office:value-type="float" office:value="0.04759" calcext:value-type="float">
            <text:p>0.04759</text:p>
          </table:table-cell>
          <table:table-cell office:value-type="float" office:value="0.14004" calcext:value-type="float">
            <text:p>0.14004</text:p>
          </table:table-cell>
          <table:table-cell office:value-type="float" office:value="0.36645" calcext:value-type="float">
            <text:p>0.366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8468" calcext:value-type="float">
            <text:p>0.08468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0.06031" calcext:value-type="float">
            <text:p>0.06031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12752" calcext:value-type="float">
            <text:p>0.12752</text:p>
          </table:table-cell>
          <table:table-cell office:value-type="float" office:value="0.33804" calcext:value-type="float">
            <text:p>0.338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7901" calcext:value-type="float">
            <text:p>0.07901</text:p>
          </table:table-cell>
          <table:table-cell office:value-type="float" office:value="0.02033" calcext:value-type="float">
            <text:p>0.02033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0.04144" calcext:value-type="float">
            <text:p>0.04144</text:p>
          </table:table-cell>
          <table:table-cell office:value-type="float" office:value="0.11642" calcext:value-type="float">
            <text:p>0.11642</text:p>
          </table:table-cell>
          <table:table-cell office:value-type="float" office:value="0.31344" calcext:value-type="float">
            <text:p>0.313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7443" calcext:value-type="float">
            <text:p>0.07443</text:p>
          </table:table-cell>
          <table:table-cell office:value-type="float" office:value="0.01838" calcext:value-type="float">
            <text:p>0.01838</text:p>
          </table:table-cell>
          <table:table-cell office:value-type="float" office:value="0.05372" calcext:value-type="float">
            <text:p>0.053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615" calcext:value-type="float">
            <text:p>0.10615</text:p>
          </table:table-cell>
          <table:table-cell office:value-type="float" office:value="0.29168" calcext:value-type="float">
            <text:p>0.291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2" office:value-type="float" office:value="0.0703" calcext:value-type="float">
            <text:p>0.0703</text:p>
          </table:table-cell>
          <table:table-cell table:style-name="ce36" office:value-type="float" office:value="0.01686" calcext:value-type="float">
            <text:p>0.01686</text:p>
          </table:table-cell>
          <table:table-cell table:style-name="ce36" office:value-type="float" office:value="0.05082" calcext:value-type="float">
            <text:p>0.05082</text:p>
          </table:table-cell>
          <table:table-cell table:style-name="ce36" office:value-type="float" office:value="0.03682" calcext:value-type="float">
            <text:p>0.03682</text:p>
          </table:table-cell>
          <table:table-cell table:style-name="ce41" office:value-type="float" office:value="0.09815" calcext:value-type="float">
            <text:p>0.09815</text:p>
          </table:table-cell>
          <table:table-cell table:style-name="ce45" office:value-type="float" office:value="0.27295" calcext:value-type="float">
            <text:p>0.27295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33" office:value-type="float" office:value="4.92973" calcext:value-type="float">
            <text:p>4.92973</text:p>
          </table:table-cell>
          <table:table-cell table:style-name="ce37" office:value-type="float" office:value="1.40773" calcext:value-type="float">
            <text:p>1.40773</text:p>
          </table:table-cell>
          <table:table-cell table:style-name="ce37" office:value-type="float" office:value="3.43966" calcext:value-type="float">
            <text:p>3.43966</text:p>
          </table:table-cell>
          <table:table-cell table:style-name="ce37" office:value-type="float" office:value="3.01224" calcext:value-type="float">
            <text:p>3.01224</text:p>
          </table:table-cell>
          <table:table-cell table:style-name="ce42" office:value-type="float" office:value="8.41318" calcext:value-type="float">
            <text:p>8.41318</text:p>
          </table:table-cell>
          <table:table-cell table:style-name="ce46" office:value-type="float" office:value="21.20254" calcext:value-type="float">
            <text:p>21.20254</text:p>
          </table:table-cell>
        </table:table-row>
      </table:table>
      <table:named-expressions/>
      <table:database-ranges>
        <table:database-range table:name="__Anonymous_Sheet_DB__0" table:target-range-address="s1040checkCoverage.A2:s1040checkCoverage.I11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1040checkCoverage_1'.A1:'Pivot Table_s1040checkCoverage_1'.G26" table:buttons="'Pivot Table_s1040checkCoverage_1'.A2 'Pivot Table_s1040checkCoverage_1'.B1" table:show-filter-button="false" table:drill-down-on-double-click="false">
          <table:source-cell-range table:cell-range-address="s1040checkCoverage.A1:s1040checkCoverage.I11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sPC" table:orientation="data" table:used-hierarchy="0" table:function="sum">
            <table:data-pilot-level table:show-empty="false" calcext:repeat-item-labels="false">
              <table:data-pilot-members>
                <table:data-pilot-member table:name="0.01686" table:display="true" table:show-details="true"/>
                <table:data-pilot-member table:name="0.01838" table:display="true" table:show-details="true"/>
                <table:data-pilot-member table:name="0.02033" table:display="true" table:show-details="true"/>
                <table:data-pilot-member table:name="0.02129" table:display="true" table:show-details="true"/>
                <table:data-pilot-member table:name="0.0227" table:display="true" table:show-details="true"/>
                <table:data-pilot-member table:name="0.02419" table:display="true" table:show-details="true"/>
                <table:data-pilot-member table:name="0.02608" table:display="true" table:show-details="true"/>
                <table:data-pilot-member table:name="0.02768" table:display="true" table:show-details="true"/>
                <table:data-pilot-member table:name="0.0298" table:display="true" table:show-details="true"/>
                <table:data-pilot-member table:name="0.03482" table:display="true" table:show-details="true"/>
                <table:data-pilot-member table:name="0.03682" table:display="true" table:show-details="true"/>
                <table:data-pilot-member table:name="0.039" table:display="true" table:show-details="true"/>
                <table:data-pilot-member table:name="0.04135" table:display="true" table:show-details="true"/>
                <table:data-pilot-member table:name="0.04144" table:display="true" table:show-details="true"/>
                <table:data-pilot-member table:name="0.04424" table:display="true" table:show-details="true"/>
                <table:data-pilot-member table:name="0.04759" table:display="true" table:show-details="true"/>
                <table:data-pilot-member table:name="0.05082" table:display="true" table:show-details="true"/>
                <table:data-pilot-member table:name="0.05152" table:display="true" table:show-details="true"/>
                <table:data-pilot-member table:name="0.05372" table:display="true" table:show-details="true"/>
                <table:data-pilot-member table:name="0.05624" table:display="true" table:show-details="true"/>
                <table:data-pilot-member table:name="0.05651" table:display="true" table:show-details="true"/>
                <table:data-pilot-member table:name="0.05687" table:display="true" table:show-details="true"/>
                <table:data-pilot-member table:name="0.06031" table:display="true" table:show-details="true"/>
                <table:data-pilot-member table:name="0.06047" table:display="true" table:show-details="true"/>
                <table:data-pilot-member table:name="0.06257" table:display="true" table:show-details="true"/>
                <table:data-pilot-member table:name="0.06269" table:display="true" table:show-details="true"/>
                <table:data-pilot-member table:name="0.06498" table:display="true" table:show-details="true"/>
                <table:data-pilot-member table:name="0.06734" table:display="true" table:show-details="true"/>
                <table:data-pilot-member table:name="0.06997" table:display="true" table:show-details="true"/>
                <table:data-pilot-member table:name="0.0703" table:display="true" table:show-details="true"/>
                <table:data-pilot-member table:name="0.0711" table:display="true" table:show-details="true"/>
                <table:data-pilot-member table:name="0.07126" table:display="true" table:show-details="true"/>
                <table:data-pilot-member table:name="0.07443" table:display="true" table:show-details="true"/>
                <table:data-pilot-member table:name="0.07901" table:display="true" table:show-details="true"/>
                <table:data-pilot-member table:name="0.07904" table:display="true" table:show-details="true"/>
                <table:data-pilot-member table:name="0.08278" table:display="true" table:show-details="true"/>
                <table:data-pilot-member table:name="0.08279" table:display="true" table:show-details="true"/>
                <table:data-pilot-member table:name="0.08468" table:display="true" table:show-details="true"/>
                <table:data-pilot-member table:name="0.08544" table:display="true" table:show-details="true"/>
                <table:data-pilot-member table:name="0.09114" table:display="true" table:show-details="true"/>
                <table:data-pilot-member table:name="0.09508" table:display="true" table:show-details="true"/>
                <table:data-pilot-member table:name="0.09815" table:display="true" table:show-details="true"/>
                <table:data-pilot-member table:name="0.09873" table:display="true" table:show-details="true"/>
                <table:data-pilot-member table:name="0.1009" table:display="true" table:show-details="true"/>
                <table:data-pilot-member table:name="0.10149" table:display="true" table:show-details="true"/>
                <table:data-pilot-member table:name="0.10374" table:display="true" table:show-details="true"/>
                <table:data-pilot-member table:name="0.10615" table:display="true" table:show-details="true"/>
                <table:data-pilot-member table:name="0.10978" table:display="true" table:show-details="true"/>
                <table:data-pilot-member table:name="0.11413" table:display="true" table:show-details="true"/>
                <table:data-pilot-member table:name="0.11642" table:display="true" table:show-details="true"/>
                <table:data-pilot-member table:name="0.11679" table:display="true" table:show-details="true"/>
                <table:data-pilot-member table:name="0.12256" table:display="true" table:show-details="true"/>
                <table:data-pilot-member table:name="0.12752" table:display="true" table:show-details="true"/>
                <table:data-pilot-member table:name="0.13669" table:display="true" table:show-details="true"/>
                <table:data-pilot-member table:name="0.1378" table:display="true" table:show-details="true"/>
                <table:data-pilot-member table:name="0.14004" table:display="true" table:show-details="true"/>
                <table:data-pilot-member table:name="0.14079" table:display="true" table:show-details="true"/>
                <table:data-pilot-member table:name="0.14411" table:display="true" table:show-details="true"/>
                <table:data-pilot-member table:name="0.15147" table:display="true" table:show-details="true"/>
                <table:data-pilot-member table:name="0.15426" table:display="true" table:show-details="true"/>
                <table:data-pilot-member table:name="0.15668" table:display="true" table:show-details="true"/>
                <table:data-pilot-member table:name="0.15976" table:display="true" table:show-details="true"/>
                <table:data-pilot-member table:name="0.16967" table:display="true" table:show-details="true"/>
                <table:data-pilot-member table:name="0.17169" table:display="true" table:show-details="true"/>
                <table:data-pilot-member table:name="0.17237" table:display="true" table:show-details="true"/>
                <table:data-pilot-member table:name="0.17592" table:display="true" table:show-details="true"/>
                <table:data-pilot-member table:name="0.1817" table:display="true" table:show-details="true"/>
                <table:data-pilot-member table:name="0.18274" table:display="true" table:show-details="true"/>
                <table:data-pilot-member table:name="0.1876" table:display="true" table:show-details="true"/>
                <table:data-pilot-member table:name="0.1879" table:display="true" table:show-details="true"/>
                <table:data-pilot-member table:name="0.19504" table:display="true" table:show-details="true"/>
                <table:data-pilot-member table:name="0.19717" table:display="true" table:show-details="true"/>
                <table:data-pilot-member table:name="0.19873" table:display="true" table:show-details="true"/>
                <table:data-pilot-member table:name="0.20305" table:display="true" table:show-details="true"/>
                <table:data-pilot-member table:name="0.2126" table:display="true" table:show-details="true"/>
                <table:data-pilot-member table:name="0.22162" table:display="true" table:show-details="true"/>
                <table:data-pilot-member table:name="0.22275" table:display="true" table:show-details="true"/>
                <table:data-pilot-member table:name="0.23001" table:display="true" table:show-details="true"/>
                <table:data-pilot-member table:name="0.23877" table:display="true" table:show-details="true"/>
                <table:data-pilot-member table:name="0.24396" table:display="true" table:show-details="true"/>
                <table:data-pilot-member table:name="0.25324" table:display="true" table:show-details="true"/>
                <table:data-pilot-member table:name="0.25338" table:display="true" table:show-details="true"/>
                <table:data-pilot-member table:name="0.25411" table:display="true" table:show-details="true"/>
                <table:data-pilot-member table:name="0.25696" table:display="true" table:show-details="true"/>
                <table:data-pilot-member table:name="0.26357" table:display="true" table:show-details="true"/>
                <table:data-pilot-member table:name="0.27558" table:display="true" table:show-details="true"/>
                <table:data-pilot-member table:name="0.2767" table:display="true" table:show-details="true"/>
                <table:data-pilot-member table:name="0.28904" table:display="true" table:show-details="true"/>
                <table:data-pilot-member table:name="0.29579" table:display="true" table:show-details="true"/>
                <table:data-pilot-member table:name="0.30497" table:display="true" table:show-details="true"/>
                <table:data-pilot-member table:name="0.31164" table:display="true" table:show-details="true"/>
                <table:data-pilot-member table:name="0.3236" table:display="true" table:show-details="true"/>
                <table:data-pilot-member table:name="0.34503" table:display="true" table:show-details="true"/>
                <table:data-pilot-member table:name="0.34989" table:display="true" table:show-details="true"/>
                <table:data-pilot-member table:name="0.37425" table:display="true" table:show-details="true"/>
                <table:data-pilot-member table:name="0.38632" table:display="true" table:show-details="true"/>
                <table:data-pilot-member table:name="0.44657" table:display="true" table:show-details="true"/>
                <table:data-pilot-member table:name="0.4472" table:display="true" table:show-details="true"/>
                <table:data-pilot-member table:name="0.46184" table:display="true" table:show-details="true"/>
                <table:data-pilot-member table:name="0.47817" table:display="true" table:show-details="true"/>
                <table:data-pilot-member table:name="0.49647" table:display="true" table:show-details="true"/>
                <table:data-pilot-member table:name="0.51629" table:display="true" table:show-details="true"/>
                <table:data-pilot-member table:name="0.53855" table:display="true" table:show-details="true"/>
                <table:data-pilot-member table:name="0.56161" table:display="true" table:show-details="true"/>
                <table:data-pilot-member table:name="0.58046" table:display="true" table:show-details="true"/>
                <table:data-pilot-member table:name="0.58793" table:display="true" table:show-details="true"/>
                <table:data-pilot-member table:name="0.62035" table:display="true" table:show-details="true"/>
                <table:data-pilot-member table:name="0.66292" table:display="true" table:show-details="true"/>
                <table:data-pilot-member table:name="0.71669" table:display="true" table:show-details="true"/>
                <table:data-pilot-member table:name="0.8085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1040checkCoverage_2'.A1:'Pivot Table_s1040checkCoverage_2'.G26" table:buttons="'Pivot Table_s1040checkCoverage_2'.A2 'Pivot Table_s1040checkCoverage_2'.B1" table:show-filter-button="false" table:drill-down-on-double-click="false">
          <table:source-cell-range table:cell-range-address="s1040checkCoverage.A1:s1040checkCoverage.I116"/>
          <table:data-pilot-field table:source-field-name="corp" table:orientation="column" table:used-hierarchy="0" table:function="auto">
            <table:data-pilot-level table:show-empty="false" calcext:repeat-item-labels="false">
              <table:data-pilot-members>
                <table:data-pilot-member table:name="all" table:display="true" table:show-details="true"/>
                <table:data-pilot-member table:name="fict" table:display="true" table:show-details="true"/>
                <table:data-pilot-member table:name="law" table:display="true" table:show-details="true"/>
                <table:data-pilot-member table:name="news" table:display="true" table:show-details="true"/>
                <table:data-pilot-member table:name="wiki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im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0" table:display="true" table:show-details="true"/>
                <table:data-pilot-member table:name="70" table:display="true" table:show-details="true"/>
                <table:data-pilot-member table:name="80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esPC" table:orientation="data" table:used-hierarchy="0" table:function="sum">
            <table:data-pilot-level table:show-empty="false" calcext:repeat-item-labels="false">
              <table:data-pilot-members>
                <table:data-pilot-member table:name="0.01686" table:display="true" table:show-details="true"/>
                <table:data-pilot-member table:name="0.01838" table:display="true" table:show-details="true"/>
                <table:data-pilot-member table:name="0.02033" table:display="true" table:show-details="true"/>
                <table:data-pilot-member table:name="0.02129" table:display="true" table:show-details="true"/>
                <table:data-pilot-member table:name="0.0227" table:display="true" table:show-details="true"/>
                <table:data-pilot-member table:name="0.02419" table:display="true" table:show-details="true"/>
                <table:data-pilot-member table:name="0.02608" table:display="true" table:show-details="true"/>
                <table:data-pilot-member table:name="0.02768" table:display="true" table:show-details="true"/>
                <table:data-pilot-member table:name="0.0298" table:display="true" table:show-details="true"/>
                <table:data-pilot-member table:name="0.03482" table:display="true" table:show-details="true"/>
                <table:data-pilot-member table:name="0.03682" table:display="true" table:show-details="true"/>
                <table:data-pilot-member table:name="0.039" table:display="true" table:show-details="true"/>
                <table:data-pilot-member table:name="0.04135" table:display="true" table:show-details="true"/>
                <table:data-pilot-member table:name="0.04144" table:display="true" table:show-details="true"/>
                <table:data-pilot-member table:name="0.04424" table:display="true" table:show-details="true"/>
                <table:data-pilot-member table:name="0.04759" table:display="true" table:show-details="true"/>
                <table:data-pilot-member table:name="0.05082" table:display="true" table:show-details="true"/>
                <table:data-pilot-member table:name="0.05152" table:display="true" table:show-details="true"/>
                <table:data-pilot-member table:name="0.05372" table:display="true" table:show-details="true"/>
                <table:data-pilot-member table:name="0.05624" table:display="true" table:show-details="true"/>
                <table:data-pilot-member table:name="0.05651" table:display="true" table:show-details="true"/>
                <table:data-pilot-member table:name="0.05687" table:display="true" table:show-details="true"/>
                <table:data-pilot-member table:name="0.06031" table:display="true" table:show-details="true"/>
                <table:data-pilot-member table:name="0.06047" table:display="true" table:show-details="true"/>
                <table:data-pilot-member table:name="0.06257" table:display="true" table:show-details="true"/>
                <table:data-pilot-member table:name="0.06269" table:display="true" table:show-details="true"/>
                <table:data-pilot-member table:name="0.06498" table:display="true" table:show-details="true"/>
                <table:data-pilot-member table:name="0.06734" table:display="true" table:show-details="true"/>
                <table:data-pilot-member table:name="0.06997" table:display="true" table:show-details="true"/>
                <table:data-pilot-member table:name="0.0703" table:display="true" table:show-details="true"/>
                <table:data-pilot-member table:name="0.0711" table:display="true" table:show-details="true"/>
                <table:data-pilot-member table:name="0.07126" table:display="true" table:show-details="true"/>
                <table:data-pilot-member table:name="0.07443" table:display="true" table:show-details="true"/>
                <table:data-pilot-member table:name="0.07901" table:display="true" table:show-details="true"/>
                <table:data-pilot-member table:name="0.07904" table:display="true" table:show-details="true"/>
                <table:data-pilot-member table:name="0.08278" table:display="true" table:show-details="true"/>
                <table:data-pilot-member table:name="0.08279" table:display="true" table:show-details="true"/>
                <table:data-pilot-member table:name="0.08468" table:display="true" table:show-details="true"/>
                <table:data-pilot-member table:name="0.08544" table:display="true" table:show-details="true"/>
                <table:data-pilot-member table:name="0.09114" table:display="true" table:show-details="true"/>
                <table:data-pilot-member table:name="0.09508" table:display="true" table:show-details="true"/>
                <table:data-pilot-member table:name="0.09815" table:display="true" table:show-details="true"/>
                <table:data-pilot-member table:name="0.09873" table:display="true" table:show-details="true"/>
                <table:data-pilot-member table:name="0.1009" table:display="true" table:show-details="true"/>
                <table:data-pilot-member table:name="0.10149" table:display="true" table:show-details="true"/>
                <table:data-pilot-member table:name="0.10374" table:display="true" table:show-details="true"/>
                <table:data-pilot-member table:name="0.10615" table:display="true" table:show-details="true"/>
                <table:data-pilot-member table:name="0.10978" table:display="true" table:show-details="true"/>
                <table:data-pilot-member table:name="0.11413" table:display="true" table:show-details="true"/>
                <table:data-pilot-member table:name="0.11642" table:display="true" table:show-details="true"/>
                <table:data-pilot-member table:name="0.11679" table:display="true" table:show-details="true"/>
                <table:data-pilot-member table:name="0.12256" table:display="true" table:show-details="true"/>
                <table:data-pilot-member table:name="0.12752" table:display="true" table:show-details="true"/>
                <table:data-pilot-member table:name="0.13669" table:display="true" table:show-details="true"/>
                <table:data-pilot-member table:name="0.1378" table:display="true" table:show-details="true"/>
                <table:data-pilot-member table:name="0.14004" table:display="true" table:show-details="true"/>
                <table:data-pilot-member table:name="0.14079" table:display="true" table:show-details="true"/>
                <table:data-pilot-member table:name="0.14411" table:display="true" table:show-details="true"/>
                <table:data-pilot-member table:name="0.15147" table:display="true" table:show-details="true"/>
                <table:data-pilot-member table:name="0.15426" table:display="true" table:show-details="true"/>
                <table:data-pilot-member table:name="0.15668" table:display="true" table:show-details="true"/>
                <table:data-pilot-member table:name="0.15976" table:display="true" table:show-details="true"/>
                <table:data-pilot-member table:name="0.16967" table:display="true" table:show-details="true"/>
                <table:data-pilot-member table:name="0.17169" table:display="true" table:show-details="true"/>
                <table:data-pilot-member table:name="0.17237" table:display="true" table:show-details="true"/>
                <table:data-pilot-member table:name="0.17592" table:display="true" table:show-details="true"/>
                <table:data-pilot-member table:name="0.1817" table:display="true" table:show-details="true"/>
                <table:data-pilot-member table:name="0.18274" table:display="true" table:show-details="true"/>
                <table:data-pilot-member table:name="0.1876" table:display="true" table:show-details="true"/>
                <table:data-pilot-member table:name="0.1879" table:display="true" table:show-details="true"/>
                <table:data-pilot-member table:name="0.19504" table:display="true" table:show-details="true"/>
                <table:data-pilot-member table:name="0.19717" table:display="true" table:show-details="true"/>
                <table:data-pilot-member table:name="0.19873" table:display="true" table:show-details="true"/>
                <table:data-pilot-member table:name="0.20305" table:display="true" table:show-details="true"/>
                <table:data-pilot-member table:name="0.2126" table:display="true" table:show-details="true"/>
                <table:data-pilot-member table:name="0.22162" table:display="true" table:show-details="true"/>
                <table:data-pilot-member table:name="0.22275" table:display="true" table:show-details="true"/>
                <table:data-pilot-member table:name="0.23001" table:display="true" table:show-details="true"/>
                <table:data-pilot-member table:name="0.23877" table:display="true" table:show-details="true"/>
                <table:data-pilot-member table:name="0.24396" table:display="true" table:show-details="true"/>
                <table:data-pilot-member table:name="0.25324" table:display="true" table:show-details="true"/>
                <table:data-pilot-member table:name="0.25338" table:display="true" table:show-details="true"/>
                <table:data-pilot-member table:name="0.25411" table:display="true" table:show-details="true"/>
                <table:data-pilot-member table:name="0.25696" table:display="true" table:show-details="true"/>
                <table:data-pilot-member table:name="0.26357" table:display="true" table:show-details="true"/>
                <table:data-pilot-member table:name="0.27558" table:display="true" table:show-details="true"/>
                <table:data-pilot-member table:name="0.2767" table:display="true" table:show-details="true"/>
                <table:data-pilot-member table:name="0.28904" table:display="true" table:show-details="true"/>
                <table:data-pilot-member table:name="0.29579" table:display="true" table:show-details="true"/>
                <table:data-pilot-member table:name="0.30497" table:display="true" table:show-details="true"/>
                <table:data-pilot-member table:name="0.31164" table:display="true" table:show-details="true"/>
                <table:data-pilot-member table:name="0.3236" table:display="true" table:show-details="true"/>
                <table:data-pilot-member table:name="0.34503" table:display="true" table:show-details="true"/>
                <table:data-pilot-member table:name="0.34989" table:display="true" table:show-details="true"/>
                <table:data-pilot-member table:name="0.37425" table:display="true" table:show-details="true"/>
                <table:data-pilot-member table:name="0.38632" table:display="true" table:show-details="true"/>
                <table:data-pilot-member table:name="0.44657" table:display="true" table:show-details="true"/>
                <table:data-pilot-member table:name="0.4472" table:display="true" table:show-details="true"/>
                <table:data-pilot-member table:name="0.46184" table:display="true" table:show-details="true"/>
                <table:data-pilot-member table:name="0.47817" table:display="true" table:show-details="true"/>
                <table:data-pilot-member table:name="0.49647" table:display="true" table:show-details="true"/>
                <table:data-pilot-member table:name="0.51629" table:display="true" table:show-details="true"/>
                <table:data-pilot-member table:name="0.53855" table:display="true" table:show-details="true"/>
                <table:data-pilot-member table:name="0.56161" table:display="true" table:show-details="true"/>
                <table:data-pilot-member table:name="0.58046" table:display="true" table:show-details="true"/>
                <table:data-pilot-member table:name="0.58793" table:display="true" table:show-details="true"/>
                <table:data-pilot-member table:name="0.62035" table:display="true" table:show-details="true"/>
                <table:data-pilot-member table:name="0.66292" table:display="true" table:show-details="true"/>
                <table:data-pilot-member table:name="0.71669" table:display="true" table:show-details="true"/>
                <table:data-pilot-member table:name="0.8085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MacOSX_X86_64 LibreOffice_project/2b840030fec2aae0fd2658d8d4f9548af4e3518d</meta:generator>
    <dc:date>2019-04-29T10:23:27.923741382</dc:date>
    <meta:editing-duration>PT14M10S</meta:editing-duration>
    <meta:editing-cycles>3</meta:editing-cycles>
    <meta:document-statistic meta:table-count="3" meta:cell-count="13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2.3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055cm" svg:y="0.282cm" svg:width="11.68cm" svg:height="6.6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22"/>
          </chart:series>
          <chart:series chart:style-name="ch7" chart:values-cell-range-address="PT@data 1" chart:label-cell-address="PT@label 1" chart:class="chart:line">
            <chart:data-point chart:repeated="22"/>
          </chart:series>
          <chart:series chart:style-name="ch8" chart:values-cell-range-address="PT@data 2" chart:label-cell-address="PT@label 2" chart:class="chart:line">
            <chart:data-point chart:repeated="22"/>
          </chart:series>
          <chart:series chart:style-name="ch9" chart:values-cell-range-address="PT@data 3" chart:label-cell-address="PT@label 3" chart:class="chart:line">
            <chart:data-point chart:repeated="22"/>
          </chart:series>
          <chart:series chart:style-name="ch10" chart:values-cell-range-address="PT@data 4" chart:label-cell-address="PT@label 4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58046">
                <text:p>0.58046</text:p>
                <draw:g>
                  <svg:desc>PT@data 0</svg:desc>
                </draw:g>
              </table:table-cell>
              <table:table-cell office:value-type="float" office:value="0.25411">
                <text:p>0.25411</text:p>
                <draw:g>
                  <svg:desc>PT@data 1</svg:desc>
                </draw:g>
              </table:table-cell>
              <table:table-cell office:value-type="float" office:value="0.37425">
                <text:p>0.37425</text:p>
                <draw:g>
                  <svg:desc>PT@data 2</svg:desc>
                </draw:g>
              </table:table-cell>
              <table:table-cell office:value-type="float" office:value="0.44657">
                <text:p>0.44657</text:p>
                <draw:g>
                  <svg:desc>PT@data 3</svg:desc>
                </draw:g>
              </table:table-cell>
              <table:table-cell office:value-type="float" office:value="0.80854">
                <text:p>0.8085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4472">
                <text:p>0.4472</text:p>
              </table:table-cell>
              <table:table-cell office:value-type="float" office:value="0.17169">
                <text:p>0.17169</text:p>
              </table:table-cell>
              <table:table-cell office:value-type="float" office:value="0.29579">
                <text:p>0.29579</text:p>
              </table:table-cell>
              <table:table-cell office:value-type="float" office:value="0.31164">
                <text:p>0.31164</text:p>
              </table:table-cell>
              <table:table-cell office:value-type="float" office:value="0.71669">
                <text:p>0.71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632">
                <text:p>0.38632</text:p>
              </table:table-cell>
              <table:table-cell office:value-type="float" office:value="0.11413">
                <text:p>0.11413</text:p>
              </table:table-cell>
              <table:table-cell office:value-type="float" office:value="0.25696">
                <text:p>0.25696</text:p>
              </table:table-cell>
              <table:table-cell office:value-type="float" office:value="0.25338">
                <text:p>0.25338</text:p>
              </table:table-cell>
              <table:table-cell office:value-type="float" office:value="0.66292">
                <text:p>0.6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89">
                <text:p>0.34989</text:p>
              </table:table-cell>
              <table:table-cell office:value-type="float" office:value="0.10149">
                <text:p>0.10149</text:p>
              </table:table-cell>
              <table:table-cell office:value-type="float" office:value="0.23877">
                <text:p>0.23877</text:p>
              </table:table-cell>
              <table:table-cell office:value-type="float" office:value="0.22162">
                <text:p>0.22162</text:p>
              </table:table-cell>
              <table:table-cell office:value-type="float" office:value="0.62035">
                <text:p>0.6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36">
                <text:p>0.3236</text:p>
              </table:table-cell>
              <table:table-cell office:value-type="float" office:value="0.08544">
                <text:p>0.08544</text:p>
              </table:table-cell>
              <table:table-cell office:value-type="float" office:value="0.22275">
                <text:p>0.22275</text:p>
              </table:table-cell>
              <table:table-cell office:value-type="float" office:value="0.19873">
                <text:p>0.19873</text:p>
              </table:table-cell>
              <table:table-cell office:value-type="float" office:value="0.58793">
                <text:p>0.5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97">
                <text:p>0.30497</text:p>
              </table:table-cell>
              <table:table-cell office:value-type="float" office:value="0.07904">
                <text:p>0.07904</text:p>
              </table:table-cell>
              <table:table-cell office:value-type="float" office:value="0.2126">
                <text:p>0.2126</text:p>
              </table:table-cell>
              <table:table-cell office:value-type="float" office:value="0.18274">
                <text:p>0.18274</text:p>
              </table:table-cell>
              <table:table-cell office:value-type="float" office:value="0.56161">
                <text:p>0.56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04">
                <text:p>0.28904</text:p>
              </table:table-cell>
              <table:table-cell office:value-type="float" office:value="0.0711">
                <text:p>0.0711</text:p>
              </table:table-cell>
              <table:table-cell office:value-type="float" office:value="0.20305">
                <text:p>0.20305</text:p>
              </table:table-cell>
              <table:table-cell office:value-type="float" office:value="0.16967">
                <text:p>0.16967</text:p>
              </table:table-cell>
              <table:table-cell office:value-type="float" office:value="0.53855">
                <text:p>0.5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58">
                <text:p>0.27558</text:p>
              </table:table-cell>
              <table:table-cell office:value-type="float" office:value="0.06734">
                <text:p>0.06734</text:p>
              </table:table-cell>
              <table:table-cell office:value-type="float" office:value="0.19504">
                <text:p>0.19504</text:p>
              </table:table-cell>
              <table:table-cell office:value-type="float" office:value="0.15976">
                <text:p>0.15976</text:p>
              </table:table-cell>
              <table:table-cell office:value-type="float" office:value="0.51629">
                <text:p>0.51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357">
                <text:p>0.26357</text:p>
              </table:table-cell>
              <table:table-cell office:value-type="float" office:value="0.06257">
                <text:p>0.06257</text:p>
              </table:table-cell>
              <table:table-cell office:value-type="float" office:value="0.1876">
                <text:p>0.1876</text:p>
              </table:table-cell>
              <table:table-cell office:value-type="float" office:value="0.15147">
                <text:p>0.15147</text:p>
              </table:table-cell>
              <table:table-cell office:value-type="float" office:value="0.49647">
                <text:p>0.49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24">
                <text:p>0.25324</text:p>
              </table:table-cell>
              <table:table-cell office:value-type="float" office:value="0.06047">
                <text:p>0.06047</text:p>
              </table:table-cell>
              <table:table-cell office:value-type="float" office:value="0.1817">
                <text:p>0.1817</text:p>
              </table:table-cell>
              <table:table-cell office:value-type="float" office:value="0.14411">
                <text:p>0.14411</text:p>
              </table:table-cell>
              <table:table-cell office:value-type="float" office:value="0.47817">
                <text:p>0.47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396">
                <text:p>0.24396</text:p>
              </table:table-cell>
              <table:table-cell office:value-type="float" office:value="0.05687">
                <text:p>0.05687</text:p>
              </table:table-cell>
              <table:table-cell office:value-type="float" office:value="0.17592">
                <text:p>0.17592</text:p>
              </table:table-cell>
              <table:table-cell office:value-type="float" office:value="0.1378">
                <text:p>0.1378</text:p>
              </table:table-cell>
              <table:table-cell office:value-type="float" office:value="0.46184">
                <text:p>0.4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79">
                <text:p>0.1879</text:p>
              </table:table-cell>
              <table:table-cell office:value-type="float" office:value="0.04135">
                <text:p>0.04135</text:p>
              </table:table-cell>
              <table:table-cell office:value-type="float" office:value="0.14079">
                <text:p>0.14079</text:p>
              </table:table-cell>
              <table:table-cell office:value-type="float" office:value="0.1009">
                <text:p>0.1009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68">
                <text:p>0.15668</text:p>
              </table:table-cell>
              <table:table-cell office:value-type="float" office:value="0.03482">
                <text:p>0.03482</text:p>
              </table:table-cell>
              <table:table-cell office:value-type="float" office:value="0.11679">
                <text:p>0.11679</text:p>
              </table:table-cell>
              <table:table-cell office:value-type="float" office:value="0.08278">
                <text:p>0.08278</text:p>
              </table:table-cell>
              <table:table-cell office:value-type="float" office:value="0.2767">
                <text:p>0.2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69">
                <text:p>0.13669</text:p>
              </table:table-cell>
              <table:table-cell office:value-type="float" office:value="0.0298">
                <text:p>0.0298</text:p>
              </table:table-cell>
              <table:table-cell office:value-type="float" office:value="0.10374">
                <text:p>0.10374</text:p>
              </table:table-cell>
              <table:table-cell office:value-type="float" office:value="0.07126">
                <text:p>0.07126</text:p>
              </table:table-cell>
              <table:table-cell office:value-type="float" office:value="0.23001">
                <text:p>0.2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6">
                <text:p>0.12256</text:p>
              </table:table-cell>
              <table:table-cell office:value-type="float" office:value="0.02768">
                <text:p>0.02768</text:p>
              </table:table-cell>
              <table:table-cell office:value-type="float" office:value="0.09508">
                <text:p>0.09508</text:p>
              </table:table-cell>
              <table:table-cell office:value-type="float" office:value="0.06269">
                <text:p>0.06269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78">
                <text:p>0.10978</text:p>
              </table:table-cell>
              <table:table-cell office:value-type="float" office:value="0.02608">
                <text:p>0.02608</text:p>
              </table:table-cell>
              <table:table-cell office:value-type="float" office:value="0.08279">
                <text:p>0.08279</text:p>
              </table:table-cell>
              <table:table-cell office:value-type="float" office:value="0.05651">
                <text:p>0.05651</text:p>
              </table:table-cell>
              <table:table-cell office:value-type="float" office:value="0.17237">
                <text:p>0.17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873">
                <text:p>0.09873</text:p>
              </table:table-cell>
              <table:table-cell office:value-type="float" office:value="0.02419">
                <text:p>0.02419</text:p>
              </table:table-cell>
              <table:table-cell office:value-type="float" office:value="0.06997">
                <text:p>0.06997</text:p>
              </table:table-cell>
              <table:table-cell office:value-type="float" office:value="0.05152">
                <text:p>0.05152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114">
                <text:p>0.09114</text:p>
              </table:table-cell>
              <table:table-cell office:value-type="float" office:value="0.0227">
                <text:p>0.0227</text:p>
              </table:table-cell>
              <table:table-cell office:value-type="float" office:value="0.06498">
                <text:p>0.06498</text:p>
              </table:table-cell>
              <table:table-cell office:value-type="float" office:value="0.04759">
                <text:p>0.04759</text:p>
              </table:table-cell>
              <table:table-cell office:value-type="float" office:value="0.14004">
                <text:p>0.14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468">
                <text:p>0.08468</text:p>
              </table:table-cell>
              <table:table-cell office:value-type="float" office:value="0.02129">
                <text:p>0.02129</text:p>
              </table:table-cell>
              <table:table-cell office:value-type="float" office:value="0.06031">
                <text:p>0.06031</text:p>
              </table:table-cell>
              <table:table-cell office:value-type="float" office:value="0.04424">
                <text:p>0.04424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1">
                <text:p>0.07901</text:p>
              </table:table-cell>
              <table:table-cell office:value-type="float" office:value="0.02033">
                <text:p>0.02033</text:p>
              </table:table-cell>
              <table:table-cell office:value-type="float" office:value="0.05624">
                <text:p>0.05624</text:p>
              </table:table-cell>
              <table:table-cell office:value-type="float" office:value="0.04144">
                <text:p>0.04144</text:p>
              </table:table-cell>
              <table:table-cell office:value-type="float" office:value="0.11642">
                <text:p>0.11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3">
                <text:p>0.07443</text:p>
              </table:table-cell>
              <table:table-cell office:value-type="float" office:value="0.01838">
                <text:p>0.01838</text:p>
              </table:table-cell>
              <table:table-cell office:value-type="float" office:value="0.05372">
                <text:p>0.05372</text:p>
              </table:table-cell>
              <table:table-cell office:value-type="float" office:value="0.039">
                <text:p>0.039</text:p>
              </table:table-cell>
              <table:table-cell office:value-type="float" office:value="0.10615">
                <text:p>0.10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03">
                <text:p>0.0703</text:p>
              </table:table-cell>
              <table:table-cell office:value-type="float" office:value="0.01686">
                <text:p>0.01686</text:p>
              </table:table-cell>
              <table:table-cell office:value-type="float" office:value="0.05082">
                <text:p>0.05082</text:p>
              </table:table-cell>
              <table:table-cell office:value-type="float" office:value="0.03682">
                <text:p>0.03682</text:p>
              </table:table-cell>
              <table:table-cell office:value-type="float" office:value="0.09815">
                <text:p>0.09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line" chart:style-name="ch1">
        <chart:legend chart:legend-position="end" svg:x="13.19cm" svg:y="2.747cm" style:legend-expansion="high" chart:style-name="ch2"/>
        <chart:plot-area chart:style-name="ch3" table:cell-range-address="PivotChart" chart:data-source-has-labels="column" svg:x="0.32cm" svg:y="0.18cm" svg:width="12.55cm" svg:height="7.74cm">
          <chartooo:coordinate-region svg:x="1.262cm" svg:y="0.282cm" svg:width="11.473cm" svg:height="6.62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22"/>
          </chart:series>
          <chart:series chart:style-name="ch8" chart:values-cell-range-address="PT@data 1" chart:label-cell-address="PT@label 1" chart:class="chart:line">
            <chart:data-point chart:repeated="22"/>
          </chart:series>
          <chart:series chart:style-name="ch9" chart:values-cell-range-address="PT@data 2" chart:label-cell-address="PT@label 2" chart:class="chart:line">
            <chart:data-point chart:repeated="22"/>
          </chart:series>
          <chart:series chart:style-name="ch10" chart:values-cell-range-address="PT@data 3" chart:label-cell-address="PT@label 3" chart:class="chart:line">
            <chart:data-point chart:repeated="22"/>
          </chart:series>
          <chart:series chart:style-name="ch11" chart:values-cell-range-address="PT@data 4" chart:label-cell-address="PT@label 4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l</text:p>
                <draw:g>
                  <svg:desc>PT@label 0</svg:desc>
                </draw:g>
              </table:table-cell>
              <table:table-cell office:value-type="string">
                <text:p>fict</text:p>
                <draw:g>
                  <svg:desc>PT@label 1</svg:desc>
                </draw:g>
              </table:table-cell>
              <table:table-cell office:value-type="string">
                <text:p>law</text:p>
                <draw:g>
                  <svg:desc>PT@label 2</svg:desc>
                </draw:g>
              </table:table-cell>
              <table:table-cell office:value-type="string">
                <text:p>news</text:p>
                <draw:g>
                  <svg:desc>PT@label 3</svg:desc>
                </draw:g>
              </table:table-cell>
              <table:table-cell office:value-type="string">
                <text:p>wiki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0.58046">
                <text:p>0.58046</text:p>
                <draw:g>
                  <svg:desc>PT@data 0</svg:desc>
                </draw:g>
              </table:table-cell>
              <table:table-cell office:value-type="float" office:value="0.25411">
                <text:p>0.25411</text:p>
                <draw:g>
                  <svg:desc>PT@data 1</svg:desc>
                </draw:g>
              </table:table-cell>
              <table:table-cell office:value-type="float" office:value="0.37425">
                <text:p>0.37425</text:p>
                <draw:g>
                  <svg:desc>PT@data 2</svg:desc>
                </draw:g>
              </table:table-cell>
              <table:table-cell office:value-type="float" office:value="0.44657">
                <text:p>0.44657</text:p>
                <draw:g>
                  <svg:desc>PT@data 3</svg:desc>
                </draw:g>
              </table:table-cell>
              <table:table-cell office:value-type="float" office:value="0.80854">
                <text:p>0.8085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4472">
                <text:p>0.4472</text:p>
              </table:table-cell>
              <table:table-cell office:value-type="float" office:value="0.17169">
                <text:p>0.17169</text:p>
              </table:table-cell>
              <table:table-cell office:value-type="float" office:value="0.29579">
                <text:p>0.29579</text:p>
              </table:table-cell>
              <table:table-cell office:value-type="float" office:value="0.31164">
                <text:p>0.31164</text:p>
              </table:table-cell>
              <table:table-cell office:value-type="float" office:value="0.71669">
                <text:p>0.716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632">
                <text:p>0.38632</text:p>
              </table:table-cell>
              <table:table-cell office:value-type="float" office:value="0.11413">
                <text:p>0.11413</text:p>
              </table:table-cell>
              <table:table-cell office:value-type="float" office:value="0.25696">
                <text:p>0.25696</text:p>
              </table:table-cell>
              <table:table-cell office:value-type="float" office:value="0.25338">
                <text:p>0.25338</text:p>
              </table:table-cell>
              <table:table-cell office:value-type="float" office:value="0.66292">
                <text:p>0.662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989">
                <text:p>0.34989</text:p>
              </table:table-cell>
              <table:table-cell office:value-type="float" office:value="0.10149">
                <text:p>0.10149</text:p>
              </table:table-cell>
              <table:table-cell office:value-type="float" office:value="0.23877">
                <text:p>0.23877</text:p>
              </table:table-cell>
              <table:table-cell office:value-type="float" office:value="0.22162">
                <text:p>0.22162</text:p>
              </table:table-cell>
              <table:table-cell office:value-type="float" office:value="0.62035">
                <text:p>0.62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36">
                <text:p>0.3236</text:p>
              </table:table-cell>
              <table:table-cell office:value-type="float" office:value="0.08544">
                <text:p>0.08544</text:p>
              </table:table-cell>
              <table:table-cell office:value-type="float" office:value="0.22275">
                <text:p>0.22275</text:p>
              </table:table-cell>
              <table:table-cell office:value-type="float" office:value="0.19873">
                <text:p>0.19873</text:p>
              </table:table-cell>
              <table:table-cell office:value-type="float" office:value="0.58793">
                <text:p>0.58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97">
                <text:p>0.30497</text:p>
              </table:table-cell>
              <table:table-cell office:value-type="float" office:value="0.07904">
                <text:p>0.07904</text:p>
              </table:table-cell>
              <table:table-cell office:value-type="float" office:value="0.2126">
                <text:p>0.2126</text:p>
              </table:table-cell>
              <table:table-cell office:value-type="float" office:value="0.18274">
                <text:p>0.18274</text:p>
              </table:table-cell>
              <table:table-cell office:value-type="float" office:value="0.56161">
                <text:p>0.56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904">
                <text:p>0.28904</text:p>
              </table:table-cell>
              <table:table-cell office:value-type="float" office:value="0.0711">
                <text:p>0.0711</text:p>
              </table:table-cell>
              <table:table-cell office:value-type="float" office:value="0.20305">
                <text:p>0.20305</text:p>
              </table:table-cell>
              <table:table-cell office:value-type="float" office:value="0.16967">
                <text:p>0.16967</text:p>
              </table:table-cell>
              <table:table-cell office:value-type="float" office:value="0.53855">
                <text:p>0.53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58">
                <text:p>0.27558</text:p>
              </table:table-cell>
              <table:table-cell office:value-type="float" office:value="0.06734">
                <text:p>0.06734</text:p>
              </table:table-cell>
              <table:table-cell office:value-type="float" office:value="0.19504">
                <text:p>0.19504</text:p>
              </table:table-cell>
              <table:table-cell office:value-type="float" office:value="0.15976">
                <text:p>0.15976</text:p>
              </table:table-cell>
              <table:table-cell office:value-type="float" office:value="0.51629">
                <text:p>0.51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357">
                <text:p>0.26357</text:p>
              </table:table-cell>
              <table:table-cell office:value-type="float" office:value="0.06257">
                <text:p>0.06257</text:p>
              </table:table-cell>
              <table:table-cell office:value-type="float" office:value="0.1876">
                <text:p>0.1876</text:p>
              </table:table-cell>
              <table:table-cell office:value-type="float" office:value="0.15147">
                <text:p>0.15147</text:p>
              </table:table-cell>
              <table:table-cell office:value-type="float" office:value="0.49647">
                <text:p>0.49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24">
                <text:p>0.25324</text:p>
              </table:table-cell>
              <table:table-cell office:value-type="float" office:value="0.06047">
                <text:p>0.06047</text:p>
              </table:table-cell>
              <table:table-cell office:value-type="float" office:value="0.1817">
                <text:p>0.1817</text:p>
              </table:table-cell>
              <table:table-cell office:value-type="float" office:value="0.14411">
                <text:p>0.14411</text:p>
              </table:table-cell>
              <table:table-cell office:value-type="float" office:value="0.47817">
                <text:p>0.47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396">
                <text:p>0.24396</text:p>
              </table:table-cell>
              <table:table-cell office:value-type="float" office:value="0.05687">
                <text:p>0.05687</text:p>
              </table:table-cell>
              <table:table-cell office:value-type="float" office:value="0.17592">
                <text:p>0.17592</text:p>
              </table:table-cell>
              <table:table-cell office:value-type="float" office:value="0.1378">
                <text:p>0.1378</text:p>
              </table:table-cell>
              <table:table-cell office:value-type="float" office:value="0.46184">
                <text:p>0.46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79">
                <text:p>0.1879</text:p>
              </table:table-cell>
              <table:table-cell office:value-type="float" office:value="0.04135">
                <text:p>0.04135</text:p>
              </table:table-cell>
              <table:table-cell office:value-type="float" office:value="0.14079">
                <text:p>0.14079</text:p>
              </table:table-cell>
              <table:table-cell office:value-type="float" office:value="0.1009">
                <text:p>0.1009</text:p>
              </table:table-cell>
              <table:table-cell office:value-type="float" office:value="0.34503">
                <text:p>0.345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668">
                <text:p>0.15668</text:p>
              </table:table-cell>
              <table:table-cell office:value-type="float" office:value="0.03482">
                <text:p>0.03482</text:p>
              </table:table-cell>
              <table:table-cell office:value-type="float" office:value="0.11679">
                <text:p>0.11679</text:p>
              </table:table-cell>
              <table:table-cell office:value-type="float" office:value="0.08278">
                <text:p>0.08278</text:p>
              </table:table-cell>
              <table:table-cell office:value-type="float" office:value="0.2767">
                <text:p>0.27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669">
                <text:p>0.13669</text:p>
              </table:table-cell>
              <table:table-cell office:value-type="float" office:value="0.0298">
                <text:p>0.0298</text:p>
              </table:table-cell>
              <table:table-cell office:value-type="float" office:value="0.10374">
                <text:p>0.10374</text:p>
              </table:table-cell>
              <table:table-cell office:value-type="float" office:value="0.07126">
                <text:p>0.07126</text:p>
              </table:table-cell>
              <table:table-cell office:value-type="float" office:value="0.23001">
                <text:p>0.2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2256">
                <text:p>0.12256</text:p>
              </table:table-cell>
              <table:table-cell office:value-type="float" office:value="0.02768">
                <text:p>0.02768</text:p>
              </table:table-cell>
              <table:table-cell office:value-type="float" office:value="0.09508">
                <text:p>0.09508</text:p>
              </table:table-cell>
              <table:table-cell office:value-type="float" office:value="0.06269">
                <text:p>0.06269</text:p>
              </table:table-cell>
              <table:table-cell office:value-type="float" office:value="0.19717">
                <text:p>0.197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978">
                <text:p>0.10978</text:p>
              </table:table-cell>
              <table:table-cell office:value-type="float" office:value="0.02608">
                <text:p>0.02608</text:p>
              </table:table-cell>
              <table:table-cell office:value-type="float" office:value="0.08279">
                <text:p>0.08279</text:p>
              </table:table-cell>
              <table:table-cell office:value-type="float" office:value="0.05651">
                <text:p>0.05651</text:p>
              </table:table-cell>
              <table:table-cell office:value-type="float" office:value="0.17237">
                <text:p>0.17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873">
                <text:p>0.09873</text:p>
              </table:table-cell>
              <table:table-cell office:value-type="float" office:value="0.02419">
                <text:p>0.02419</text:p>
              </table:table-cell>
              <table:table-cell office:value-type="float" office:value="0.06997">
                <text:p>0.06997</text:p>
              </table:table-cell>
              <table:table-cell office:value-type="float" office:value="0.05152">
                <text:p>0.05152</text:p>
              </table:table-cell>
              <table:table-cell office:value-type="float" office:value="0.15426">
                <text:p>0.154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114">
                <text:p>0.09114</text:p>
              </table:table-cell>
              <table:table-cell office:value-type="float" office:value="0.0227">
                <text:p>0.0227</text:p>
              </table:table-cell>
              <table:table-cell office:value-type="float" office:value="0.06498">
                <text:p>0.06498</text:p>
              </table:table-cell>
              <table:table-cell office:value-type="float" office:value="0.04759">
                <text:p>0.04759</text:p>
              </table:table-cell>
              <table:table-cell office:value-type="float" office:value="0.14004">
                <text:p>0.140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8468">
                <text:p>0.08468</text:p>
              </table:table-cell>
              <table:table-cell office:value-type="float" office:value="0.02129">
                <text:p>0.02129</text:p>
              </table:table-cell>
              <table:table-cell office:value-type="float" office:value="0.06031">
                <text:p>0.06031</text:p>
              </table:table-cell>
              <table:table-cell office:value-type="float" office:value="0.04424">
                <text:p>0.04424</text:p>
              </table:table-cell>
              <table:table-cell office:value-type="float" office:value="0.12752">
                <text:p>0.127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7901">
                <text:p>0.07901</text:p>
              </table:table-cell>
              <table:table-cell office:value-type="float" office:value="0.02033">
                <text:p>0.02033</text:p>
              </table:table-cell>
              <table:table-cell office:value-type="float" office:value="0.05624">
                <text:p>0.05624</text:p>
              </table:table-cell>
              <table:table-cell office:value-type="float" office:value="0.04144">
                <text:p>0.04144</text:p>
              </table:table-cell>
              <table:table-cell office:value-type="float" office:value="0.11642">
                <text:p>0.116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443">
                <text:p>0.07443</text:p>
              </table:table-cell>
              <table:table-cell office:value-type="float" office:value="0.01838">
                <text:p>0.01838</text:p>
              </table:table-cell>
              <table:table-cell office:value-type="float" office:value="0.05372">
                <text:p>0.05372</text:p>
              </table:table-cell>
              <table:table-cell office:value-type="float" office:value="0.039">
                <text:p>0.039</text:p>
              </table:table-cell>
              <table:table-cell office:value-type="float" office:value="0.10615">
                <text:p>0.106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703">
                <text:p>0.0703</text:p>
              </table:table-cell>
              <table:table-cell office:value-type="float" office:value="0.01686">
                <text:p>0.01686</text:p>
              </table:table-cell>
              <table:table-cell office:value-type="float" office:value="0.05082">
                <text:p>0.05082</text:p>
              </table:table-cell>
              <table:table-cell office:value-type="float" office:value="0.03682">
                <text:p>0.03682</text:p>
              </table:table-cell>
              <table:table-cell office:value-type="float" office:value="0.09815">
                <text:p>0.09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MacOSX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